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# file scan</text:p>
          </table:table-cell>
          <table:table-cell table:number-columns-repeated="2"/>
        </table:table-row>
        <table:table-row table:style-name="ro1">
          <table:table-cell office:value-type="string">
            <text:p>FIFO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RU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RU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IFO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RU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RU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IFO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RU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RU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IFO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# index scan clustered</text:p>
          </table:table-cell>
          <table:table-cell table:number-columns-repeated="2"/>
        </table:table-row>
        <table:table-row table:style-name="ro1">
          <table:table-cell office:value-type="string">
            <text:p>LRU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RU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IFO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RU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RU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IFO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RU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RU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REFERENCE_COUNT</text:p>
          </table:table-cell>
          <table:table-cell office:value-type="string">
            <text:p># BUFFER_SIZE</text:p>
          </table:table-cell>
          <table:table-cell office:value-type="string">
            <text:p>STRATEGY</text:p>
          </table:table-cell>
          <table:table-cell office:value-type="string">
            <text:p>HIT_RATE</text:p>
          </table:table-cell>
          <table:table-cell>
            <draw:frame table:end-cell-address="Sheet2.L21" table:end-x="0.7768in" table:end-y="0.1236in" draw:z-index="0" draw:style-name="gr1" svg:width="6.2988in" svg:height="3.5429in" svg:x="0.7012in" svg:y="0.1228in">
              <draw:object draw:notify-on-update-of-ranges="Sheet2.A64:Sheet2.B83 Sheet2.C63:Sheet2.C63 Sheet2.C64:Sheet2.C83 Sheet2.D63:Sheet2.D63 Sheet2.D64:Sheet2.D83 Sheet2.E63:Sheet2.E63 Sheet2.E64:Sheet2.E8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FIFO</text:p>
          </table:table-cell>
          <table:table-cell office:value-type="float" office:value="0.0869565217391304">
            <text:p>0.086956521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LRU</text:p>
          </table:table-cell>
          <table:table-cell office:value-type="float" office:value="0.0869565217391304">
            <text:p>0.086956521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MRU</text:p>
          </table:table-cell>
          <table:table-cell office:value-type="float" office:value="0.0434782608695652">
            <text:p>0.0434782609</text:p>
          </table:table-cell>
          <table:table-cell/>
        </table:table-row>
        <table:table-row table:style-name="ro1">
          <table:table-cell table:number-columns-repeated="2" office:value-type="float" office:value="20">
            <text:p>20</text:p>
          </table:table-cell>
          <table:table-cell office:value-type="string">
            <text:p>FIFO</text:p>
          </table:table-cell>
          <table:table-cell office:value-type="float" office:value="0.173913043478261">
            <text:p>0.1739130435</text:p>
          </table:table-cell>
          <table:table-cell/>
        </table:table-row>
        <table:table-row table:style-name="ro1">
          <table:table-cell table:number-columns-repeated="2" office:value-type="float" office:value="20">
            <text:p>20</text:p>
          </table:table-cell>
          <table:table-cell office:value-type="string">
            <text:p>LRU</text:p>
          </table:table-cell>
          <table:table-cell office:value-type="float" office:value="0.173913043478261">
            <text:p>0.1739130435</text:p>
          </table:table-cell>
          <table:table-cell/>
        </table:table-row>
        <table:table-row table:style-name="ro1">
          <table:table-cell table:number-columns-repeated="2" office:value-type="float" office:value="20">
            <text:p>20</text:p>
          </table:table-cell>
          <table:table-cell office:value-type="string">
            <text:p>MRU</text:p>
          </table:table-cell>
          <table:table-cell office:value-type="float" office:value="0.173913043478261">
            <text:p>0.1739130435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string">
            <text:p>FIFO</text:p>
          </table:table-cell>
          <table:table-cell office:value-type="float" office:value="0.217391304347826">
            <text:p>0.217391304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string">
            <text:p>LRU</text:p>
          </table:table-cell>
          <table:table-cell office:value-type="float" office:value="0.217391304347826">
            <text:p>0.217391304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string">
            <text:p>MRU</text:p>
          </table:table-cell>
          <table:table-cell office:value-type="float" office:value="0.217391304347826">
            <text:p>0.217391304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FIFO</text:p>
          </table:table-cell>
          <table:table-cell office:value-type="float" office:value="0.130434782608696">
            <text:p>0.1304347826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LRU</text:p>
          </table:table-cell>
          <table:table-cell office:value-type="float" office:value="0.130434782608696">
            <text:p>0.1304347826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MRU</text:p>
          </table:table-cell>
          <table:table-cell office:value-type="float" office:value="0.130434782608696">
            <text:p>0.1304347826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string">
            <text:p>FIFO</text:p>
          </table:table-cell>
          <table:table-cell office:value-type="float" office:value="0.0188679245283019">
            <text:p>0.0188679245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string">
            <text:p>LRU</text:p>
          </table:table-cell>
          <table:table-cell office:value-type="float" office:value="0.0188679245283019">
            <text:p>0.0188679245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string">
            <text:p>MRU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string">
            <text:p>FIFO</text:p>
          </table:table-cell>
          <table:table-cell office:value-type="float" office:value="0.0943396226415094">
            <text:p>0.0943396226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string">
            <text:p>LRU</text:p>
          </table:table-cell>
          <table:table-cell office:value-type="float" office:value="0.0943396226415094">
            <text:p>0.0943396226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string">
            <text:p>MRU</text:p>
          </table:table-cell>
          <table:table-cell office:value-type="float" office:value="0.0754716981132075">
            <text:p>0.075471698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FIFO</text:p>
          </table:table-cell>
          <table:table-cell office:value-type="float" office:value="0.150943396226415">
            <text:p>0.1509433962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LRU</text:p>
          </table:table-cell>
          <table:table-cell office:value-type="float" office:value="0.150943396226415">
            <text:p>0.1509433962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MRU</text:p>
          </table:table-cell>
          <table:table-cell office:value-type="float" office:value="0.150943396226415">
            <text:p>0.1509433962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string">
            <text:p>FIFO</text:p>
          </table:table-cell>
          <table:table-cell office:value-type="float" office:value="0.188679245283019">
            <text:p>0.1886792453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string">
            <text:p>LRU</text:p>
          </table:table-cell>
          <table:table-cell office:value-type="float" office:value="0.188679245283019">
            <text:p>0.1886792453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string">
            <text:p>MRU</text:p>
          </table:table-cell>
          <table:table-cell office:value-type="float" office:value="0.188679245283019">
            <text:p>0.1886792453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string">
            <text:p>FIFO</text:p>
          </table:table-cell>
          <table:table-cell office:value-type="float" office:value="0.036144578313253">
            <text:p>0.0361445783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string">
            <text:p>LRU</text:p>
          </table:table-cell>
          <table:table-cell office:value-type="float" office:value="0.036144578313253">
            <text:p>0.0361445783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string">
            <text:p>MRU</text:p>
          </table:table-cell>
          <table:table-cell office:value-type="float" office:value="0.0120481927710843">
            <text:p>0.012048192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string">
            <text:p>FIFO</text:p>
          </table:table-cell>
          <table:table-cell office:value-type="float" office:value="0.108433734939759">
            <text:p>0.108433734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string">
            <text:p>LRU</text:p>
          </table:table-cell>
          <table:table-cell office:value-type="float" office:value="0.120481927710843">
            <text:p>0.1204819277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string">
            <text:p>MRU</text:p>
          </table:table-cell>
          <table:table-cell office:value-type="float" office:value="0.108433734939759">
            <text:p>0.1084337349</text:p>
          </table:table-cell>
          <table:table-cell/>
        </table:table-row>
        <table:table-row table:style-name="ro1">
          <table:table-cell table:number-columns-repeated="2" office:value-type="float" office:value="80">
            <text:p>80</text:p>
          </table:table-cell>
          <table:table-cell office:value-type="string">
            <text:p>FIFO</text:p>
          </table:table-cell>
          <table:table-cell office:value-type="float" office:value="0.228915662650602">
            <text:p>0.2289156627</text:p>
          </table:table-cell>
          <table:table-cell/>
        </table:table-row>
        <table:table-row table:style-name="ro1">
          <table:table-cell table:number-columns-repeated="2" office:value-type="float" office:value="80">
            <text:p>80</text:p>
          </table:table-cell>
          <table:table-cell office:value-type="string">
            <text:p>LRU</text:p>
          </table:table-cell>
          <table:table-cell office:value-type="float" office:value="0.228915662650602">
            <text:p>0.2289156627</text:p>
          </table:table-cell>
          <table:table-cell/>
        </table:table-row>
        <table:table-row table:style-name="ro1">
          <table:table-cell table:number-columns-repeated="2" office:value-type="float" office:value="80">
            <text:p>80</text:p>
          </table:table-cell>
          <table:table-cell office:value-type="string">
            <text:p>MRU</text:p>
          </table:table-cell>
          <table:table-cell office:value-type="float" office:value="0.228915662650602">
            <text:p>0.2289156627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20">
            <text:p>120</text:p>
          </table:table-cell>
          <table:table-cell office:value-type="string">
            <text:p>FIFO</text:p>
          </table:table-cell>
          <table:table-cell office:value-type="float" office:value="0.240963855421687">
            <text:p>0.2409638554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20">
            <text:p>120</text:p>
          </table:table-cell>
          <table:table-cell office:value-type="string">
            <text:p>LRU</text:p>
          </table:table-cell>
          <table:table-cell office:value-type="float" office:value="0.240963855421687">
            <text:p>0.2409638554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20">
            <text:p>120</text:p>
          </table:table-cell>
          <table:table-cell office:value-type="string">
            <text:p>MRU</text:p>
          </table:table-cell>
          <table:table-cell office:value-type="float" office:value="0.240963855421687">
            <text:p>0.2409638554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string">
            <text:p>MRU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string">
            <text:p>FIFO</text:p>
          </table:table-cell>
          <table:table-cell office:value-type="float" office:value="0.106796116504854">
            <text:p>0.1067961165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string">
            <text:p>LRU</text:p>
          </table:table-cell>
          <table:table-cell office:value-type="float" office:value="0.106796116504854">
            <text:p>0.1067961165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string">
            <text:p>MRU</text:p>
          </table:table-cell>
          <table:table-cell office:value-type="float" office:value="0.087378640776699">
            <text:p>0.0873786408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string">
            <text:p>FIFO</text:p>
          </table:table-cell>
          <table:table-cell office:value-type="float" office:value="0.145631067961165">
            <text:p>0.145631068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string">
            <text:p>LRU</text:p>
          </table:table-cell>
          <table:table-cell office:value-type="float" office:value="0.145631067961165">
            <text:p>0.145631068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string">
            <text:p>MRU</text:p>
          </table:table-cell>
          <table:table-cell office:value-type="float" office:value="0.145631067961165">
            <text:p>0.145631068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string">
            <text:p>FIFO</text:p>
          </table:table-cell>
          <table:table-cell office:value-type="float" office:value="0.242718446601942">
            <text:p>0.2427184466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string">
            <text:p>LRU</text:p>
          </table:table-cell>
          <table:table-cell office:value-type="float" office:value="0.242718446601942">
            <text:p>0.2427184466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string">
            <text:p>MRU</text:p>
          </table:table-cell>
          <table:table-cell office:value-type="float" office:value="0.242718446601942">
            <text:p>0.2427184466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string">
            <text:p>FIFO</text:p>
          </table:table-cell>
          <table:table-cell office:value-type="float" office:value="0.024390243902439">
            <text:p>0.0243902439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string">
            <text:p>LRU</text:p>
          </table:table-cell>
          <table:table-cell office:value-type="float" office:value="0.024390243902439">
            <text:p>0.0243902439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string">
            <text:p>MRU</text:p>
          </table:table-cell>
          <table:table-cell office:value-type="float" office:value="0.016260162601626">
            <text:p>0.0162601626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0">
            <text:p>20</text:p>
          </table:table-cell>
          <table:table-cell office:value-type="string">
            <text:p>FIFO</text:p>
          </table:table-cell>
          <table:table-cell office:value-type="float" office:value="0.113821138211382">
            <text:p>0.1138211382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0">
            <text:p>20</text:p>
          </table:table-cell>
          <table:table-cell office:value-type="string">
            <text:p>LRU</text:p>
          </table:table-cell>
          <table:table-cell office:value-type="float" office:value="0.113821138211382">
            <text:p>0.1138211382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0">
            <text:p>20</text:p>
          </table:table-cell>
          <table:table-cell office:value-type="string">
            <text:p>MRU</text:p>
          </table:table-cell>
          <table:table-cell office:value-type="float" office:value="0.024390243902439">
            <text:p>0.0243902439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string">
            <text:p>FIFO</text:p>
          </table:table-cell>
          <table:table-cell office:value-type="float" office:value="0.195121951219512">
            <text:p>0.1951219512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string">
            <text:p>LRU</text:p>
          </table:table-cell>
          <table:table-cell office:value-type="float" office:value="0.195121951219512">
            <text:p>0.1951219512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string">
            <text:p>MRU</text:p>
          </table:table-cell>
          <table:table-cell office:value-type="float" office:value="0.195121951219512">
            <text:p>0.1951219512</text:p>
          </table:table-cell>
          <table:table-cell/>
        </table:table-row>
        <table:table-row table:style-name="ro1">
          <table:table-cell table:number-columns-repeated="2" office:value-type="float" office:value="120">
            <text:p>120</text:p>
          </table:table-cell>
          <table:table-cell office:value-type="string">
            <text:p>FIFO</text:p>
          </table:table-cell>
          <table:table-cell office:value-type="float" office:value="0.235772357723577">
            <text:p>0.2357723577</text:p>
          </table:table-cell>
          <table:table-cell/>
        </table:table-row>
        <table:table-row table:style-name="ro1">
          <table:table-cell table:number-columns-repeated="2" office:value-type="float" office:value="120">
            <text:p>120</text:p>
          </table:table-cell>
          <table:table-cell office:value-type="string">
            <text:p>LRU</text:p>
          </table:table-cell>
          <table:table-cell office:value-type="float" office:value="0.235772357723577">
            <text:p>0.2357723577</text:p>
          </table:table-cell>
          <table:table-cell/>
        </table:table-row>
        <table:table-row table:style-name="ro1">
          <table:table-cell table:number-columns-repeated="2" office:value-type="float" office:value="120">
            <text:p>120</text:p>
          </table:table-cell>
          <table:table-cell office:value-type="string">
            <text:p>MRU</text:p>
          </table:table-cell>
          <table:table-cell office:value-type="float" office:value="0.235772357723577">
            <text:p>0.2357723577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eq</text:p>
          </table:table-cell>
          <table:table-cell office:value-type="string">
            <text:p>Buf</text:p>
          </table:table-cell>
          <table:table-cell office:value-type="string">
            <text:p>FIFO</text:p>
          </table:table-cell>
          <table:table-cell office:value-type="string">
            <text:p>LRU</text:p>
          </table:table-cell>
          <table:table-cell office:value-type="string">
            <text:p>MRU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2" office:value-type="float" office:value="0.0869565217391">
            <text:p>0.0869565217</text:p>
          </table:table-cell>
          <table:table-cell office:value-type="float" office:value="0.0434782608696">
            <text:p>0.0434782609</text:p>
          </table:table-cell>
        </table:table-row>
        <table:table-row table:style-name="ro1">
          <table:table-cell table:number-columns-repeated="2" office:value-type="float" office:value="20">
            <text:p>20</text:p>
          </table:table-cell>
          <table:table-cell table:number-columns-repeated="3" office:value-type="float" office:value="0.173913043478">
            <text:p>0.173913043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table:number-columns-repeated="3" office:value-type="float" office:value="0.217391304348">
            <text:p>0.217391304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number-columns-repeated="3" office:value-type="float" office:value="0.130434782609">
            <text:p>0.1304347826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0.0188679245283">
            <text:p>0.01886792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0.0943396226415">
            <text:p>0.0943396226</text:p>
          </table:table-cell>
          <table:table-cell office:value-type="float" office:value="0.0754716981132">
            <text:p>0.075471698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table:number-columns-repeated="3" office:value-type="float" office:value="0.150943396226">
            <text:p>0.150943396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table:number-columns-repeated="3" office:value-type="float" office:value="0.188679245283">
            <text:p>0.1886792453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table:number-columns-repeated="2" office:value-type="float" office:value="0.0361445783133">
            <text:p>0.0361445783</text:p>
          </table:table-cell>
          <table:table-cell office:value-type="float" office:value="0.0120481927711">
            <text:p>0.0120481928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float" office:value="0.10843373494">
            <text:p>0.1084337349</text:p>
          </table:table-cell>
          <table:table-cell office:value-type="float" office:value="0.120481927711">
            <text:p>0.1204819277</text:p>
          </table:table-cell>
          <table:table-cell office:value-type="float" office:value="0.10843373494">
            <text:p>0.1084337349</text:p>
          </table:table-cell>
        </table:table-row>
        <table:table-row table:style-name="ro1">
          <table:table-cell table:number-columns-repeated="2" office:value-type="float" office:value="80">
            <text:p>80</text:p>
          </table:table-cell>
          <table:table-cell table:number-columns-repeated="3" office:value-type="float" office:value="0.228915662651">
            <text:p>0.2289156627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20">
            <text:p>120</text:p>
          </table:table-cell>
          <table:table-cell table:number-columns-repeated="3" office:value-type="float" office:value="0.240963855422">
            <text:p>0.240963855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0.106796116505">
            <text:p>0.1067961165</text:p>
          </table:table-cell>
          <table:table-cell office:value-type="float" office:value="0.0873786407767">
            <text:p>0.087378640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3" office:value-type="float" office:value="0.145631067961">
            <text:p>0.14563106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table:number-columns-repeated="3" office:value-type="float" office:value="0.242718446602">
            <text:p>0.2427184466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table:number-columns-repeated="2" office:value-type="float" office:value="0.0243902439024">
            <text:p>0.0243902439</text:p>
          </table:table-cell>
          <table:table-cell office:value-type="float" office:value="0.0162601626016">
            <text:p>0.0162601626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0">
            <text:p>20</text:p>
          </table:table-cell>
          <table:table-cell table:number-columns-repeated="2" office:value-type="float" office:value="0.113821138211">
            <text:p>0.1138211382</text:p>
          </table:table-cell>
          <table:table-cell office:value-type="float" office:value="0.0243902439024">
            <text:p>0.0243902439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table:number-columns-repeated="3" office:value-type="float" office:value="0.19512195122">
            <text:p>0.1951219512</text:p>
          </table:table-cell>
        </table:table-row>
        <table:table-row table:style-name="ro1">
          <table:table-cell table:number-columns-repeated="2" office:value-type="float" office:value="120">
            <text:p>120</text:p>
          </table:table-cell>
          <table:table-cell table:number-columns-repeated="3" office:value-type="float" office:value="0.235772357724">
            <text:p>0.2357723577</text:p>
          </table:table-cell>
        </table:table-row>
      </table:table>
      <table:table table:name="Sheet3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# ITERATIONS</text:p>
          </table:table-cell>
          <table:table-cell office:value-type="string">
            <text:p>DIFERENCIA</text:p>
          </table:table-cell>
          <table:table-cell office:value-type="string">
            <text:p>STRATEGY</text:p>
          </table:table-cell>
          <table:table-cell office:value-type="string">
            <text:p>HIT_RAT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0">
            <text:p>-10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0">
            <text:p>-10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0">
            <text:p>-10</text:p>
          </table:table-cell>
          <table:table-cell office:value-type="string">
            <text:p>M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9">
            <text:p>-9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9">
            <text:p>-9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9">
            <text:p>-9</text:p>
          </table:table-cell>
          <table:table-cell office:value-type="string">
            <text:p>M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8">
            <text:p>-8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8">
            <text:p>-8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8">
            <text:p>-8</text:p>
          </table:table-cell>
          <table:table-cell office:value-type="string">
            <text:p>M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7">
            <text:p>-7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7">
            <text:p>-7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7">
            <text:p>-7</text:p>
          </table:table-cell>
          <table:table-cell office:value-type="string">
            <text:p>M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6">
            <text:p>-6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6">
            <text:p>-6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6">
            <text:p>-6</text:p>
          </table:table-cell>
          <table:table-cell office:value-type="string">
            <text:p>M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office:value-type="string">
            <text:p>M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string">
            <text:p>M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string">
            <text:p>M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2">
            <text:p>-2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2">
            <text:p>-2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2">
            <text:p>-2</text:p>
          </table:table-cell>
          <table:table-cell office:value-type="string">
            <text:p>M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string">
            <text:p>M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RU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M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M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M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M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M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M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M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M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M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10">
            <text:p>-10</text:p>
          </table:table-cell>
          <table:table-cell office:value-type="string">
            <text:p>FIFO</text:p>
          </table:table-cell>
          <table:table-cell office:value-type="float" office:value="0.45">
            <text:p>0.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10">
            <text:p>-10</text:p>
          </table:table-cell>
          <table:table-cell office:value-type="string">
            <text:p>LRU</text:p>
          </table:table-cell>
          <table:table-cell office:value-type="float" office:value="0.45">
            <text:p>0.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10">
            <text:p>-10</text:p>
          </table:table-cell>
          <table:table-cell office:value-type="string">
            <text:p>MRU</text:p>
          </table:table-cell>
          <table:table-cell office:value-type="float" office:value="0.45">
            <text:p>0.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9">
            <text:p>-9</text:p>
          </table:table-cell>
          <table:table-cell office:value-type="string">
            <text:p>FIFO</text:p>
          </table:table-cell>
          <table:table-cell office:value-type="float" office:value="0.452380952380952">
            <text:p>0.45238095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9">
            <text:p>-9</text:p>
          </table:table-cell>
          <table:table-cell office:value-type="string">
            <text:p>LRU</text:p>
          </table:table-cell>
          <table:table-cell office:value-type="float" office:value="0.452380952380952">
            <text:p>0.45238095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9">
            <text:p>-9</text:p>
          </table:table-cell>
          <table:table-cell office:value-type="string">
            <text:p>MRU</text:p>
          </table:table-cell>
          <table:table-cell office:value-type="float" office:value="0.452380952380952">
            <text:p>0.45238095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8">
            <text:p>-8</text:p>
          </table:table-cell>
          <table:table-cell office:value-type="string">
            <text:p>FIFO</text:p>
          </table:table-cell>
          <table:table-cell office:value-type="float" office:value="0.454545454545455">
            <text:p>0.45454545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8">
            <text:p>-8</text:p>
          </table:table-cell>
          <table:table-cell office:value-type="string">
            <text:p>LRU</text:p>
          </table:table-cell>
          <table:table-cell office:value-type="float" office:value="0.454545454545455">
            <text:p>0.45454545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8">
            <text:p>-8</text:p>
          </table:table-cell>
          <table:table-cell office:value-type="string">
            <text:p>MRU</text:p>
          </table:table-cell>
          <table:table-cell office:value-type="float" office:value="0.454545454545455">
            <text:p>0.45454545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7">
            <text:p>-7</text:p>
          </table:table-cell>
          <table:table-cell office:value-type="string">
            <text:p>FIFO</text:p>
          </table:table-cell>
          <table:table-cell office:value-type="float" office:value="0.456521739130435">
            <text:p>0.45652173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7">
            <text:p>-7</text:p>
          </table:table-cell>
          <table:table-cell office:value-type="string">
            <text:p>LRU</text:p>
          </table:table-cell>
          <table:table-cell office:value-type="float" office:value="0.456521739130435">
            <text:p>0.45652173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7">
            <text:p>-7</text:p>
          </table:table-cell>
          <table:table-cell office:value-type="string">
            <text:p>MRU</text:p>
          </table:table-cell>
          <table:table-cell office:value-type="float" office:value="0.456521739130435">
            <text:p>0.45652173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6">
            <text:p>-6</text:p>
          </table:table-cell>
          <table:table-cell office:value-type="string">
            <text:p>FIFO</text:p>
          </table:table-cell>
          <table:table-cell office:value-type="float" office:value="0.458333333333333">
            <text:p>0.45833333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6">
            <text:p>-6</text:p>
          </table:table-cell>
          <table:table-cell office:value-type="string">
            <text:p>LRU</text:p>
          </table:table-cell>
          <table:table-cell office:value-type="float" office:value="0.458333333333333">
            <text:p>0.45833333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6">
            <text:p>-6</text:p>
          </table:table-cell>
          <table:table-cell office:value-type="string">
            <text:p>MRU</text:p>
          </table:table-cell>
          <table:table-cell office:value-type="float" office:value="0.458333333333333">
            <text:p>0.45833333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FIFO</text:p>
          </table:table-cell>
          <table:table-cell office:value-type="float" office:value="0.46">
            <text:p>0.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LRU</text:p>
          </table:table-cell>
          <table:table-cell office:value-type="float" office:value="0.46">
            <text:p>0.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MRU</text:p>
          </table:table-cell>
          <table:table-cell office:value-type="float" office:value="0.46">
            <text:p>0.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4">
            <text:p>-4</text:p>
          </table:table-cell>
          <table:table-cell office:value-type="string">
            <text:p>FIFO</text:p>
          </table:table-cell>
          <table:table-cell office:value-type="float" office:value="0.461538461538462">
            <text:p>0.46153846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4">
            <text:p>-4</text:p>
          </table:table-cell>
          <table:table-cell office:value-type="string">
            <text:p>LRU</text:p>
          </table:table-cell>
          <table:table-cell office:value-type="float" office:value="0.461538461538462">
            <text:p>0.46153846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4">
            <text:p>-4</text:p>
          </table:table-cell>
          <table:table-cell office:value-type="string">
            <text:p>MRU</text:p>
          </table:table-cell>
          <table:table-cell office:value-type="float" office:value="0.461538461538462">
            <text:p>0.46153846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3">
            <text:p>-3</text:p>
          </table:table-cell>
          <table:table-cell office:value-type="string">
            <text:p>FIFO</text:p>
          </table:table-cell>
          <table:table-cell office:value-type="float" office:value="0.462962962962963">
            <text:p>0.4629629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3">
            <text:p>-3</text:p>
          </table:table-cell>
          <table:table-cell office:value-type="string">
            <text:p>LRU</text:p>
          </table:table-cell>
          <table:table-cell office:value-type="float" office:value="0.462962962962963">
            <text:p>0.4629629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3">
            <text:p>-3</text:p>
          </table:table-cell>
          <table:table-cell office:value-type="string">
            <text:p>MRU</text:p>
          </table:table-cell>
          <table:table-cell office:value-type="float" office:value="0.462962962962963">
            <text:p>0.4629629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string">
            <text:p>FIFO</text:p>
          </table:table-cell>
          <table:table-cell office:value-type="float" office:value="0.464285714285714">
            <text:p>0.46428571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string">
            <text:p>LRU</text:p>
          </table:table-cell>
          <table:table-cell office:value-type="float" office:value="0.464285714285714">
            <text:p>0.46428571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string">
            <text:p>MRU</text:p>
          </table:table-cell>
          <table:table-cell office:value-type="float" office:value="0.464285714285714">
            <text:p>0.46428571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string">
            <text:p>FIFO</text:p>
          </table:table-cell>
          <table:table-cell office:value-type="float" office:value="0.46551724137931">
            <text:p>0.46551724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string">
            <text:p>MRU</text:p>
          </table:table-cell>
          <table:table-cell office:value-type="float" office:value="0.46551724137931">
            <text:p>0.46551724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FIFO</text:p>
          </table:table-cell>
          <table:table-cell office:value-type="float" office:value="0.466666666666667">
            <text:p>0.46666666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MRU</text:p>
          </table:table-cell>
          <table:table-cell office:value-type="float" office:value="0.466666666666667">
            <text:p>0.46666666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MRU</text:p>
          </table:table-cell>
          <table:table-cell office:value-type="float" office:value="0.451612903225806">
            <text:p>0.4516129032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string">
            <text:p>MRU</text:p>
          </table:table-cell>
          <table:table-cell office:value-type="float" office:value="0.4375">
            <text:p>0.43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MRU</text:p>
          </table:table-cell>
          <table:table-cell office:value-type="float" office:value="0.424242424242424">
            <text:p>0.42424242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MRU</text:p>
          </table:table-cell>
          <table:table-cell office:value-type="float" office:value="0.411764705882353">
            <text:p>0.41176470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RU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MRU</text:p>
          </table:table-cell>
          <table:table-cell office:value-type="float" office:value="0.388888888888889">
            <text:p>0.38888888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MRU</text:p>
          </table:table-cell>
          <table:table-cell office:value-type="float" office:value="0.378378378378378">
            <text:p>0.37837837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MRU</text:p>
          </table:table-cell>
          <table:table-cell office:value-type="float" office:value="0.368421052631579">
            <text:p>0.36842105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MRU</text:p>
          </table:table-cell>
          <table:table-cell office:value-type="float" office:value="0.358974358974359">
            <text:p>0.3589743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MRU</text:p>
          </table:table-cell>
          <table:table-cell office:value-type="float" office:value="0.35">
            <text:p>0.3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10">
            <text:p>-10</text:p>
          </table:table-cell>
          <table:table-cell office:value-type="string">
            <text:p>FIFO</text:p>
          </table:table-cell>
          <table:table-cell office:value-type="float" office:value="0.72">
            <text:p>0.7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10">
            <text:p>-10</text:p>
          </table:table-cell>
          <table:table-cell office:value-type="string">
            <text:p>LRU</text:p>
          </table:table-cell>
          <table:table-cell office:value-type="float" office:value="0.72">
            <text:p>0.7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10">
            <text:p>-10</text:p>
          </table:table-cell>
          <table:table-cell office:value-type="string">
            <text:p>MRU</text:p>
          </table:table-cell>
          <table:table-cell office:value-type="float" office:value="0.72">
            <text:p>0.7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9">
            <text:p>-9</text:p>
          </table:table-cell>
          <table:table-cell office:value-type="string">
            <text:p>FIFO</text:p>
          </table:table-cell>
          <table:table-cell office:value-type="float" office:value="0.723809523809524">
            <text:p>0.723809523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9">
            <text:p>-9</text:p>
          </table:table-cell>
          <table:table-cell office:value-type="string">
            <text:p>LRU</text:p>
          </table:table-cell>
          <table:table-cell office:value-type="float" office:value="0.723809523809524">
            <text:p>0.723809523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9">
            <text:p>-9</text:p>
          </table:table-cell>
          <table:table-cell office:value-type="string">
            <text:p>MRU</text:p>
          </table:table-cell>
          <table:table-cell office:value-type="float" office:value="0.723809523809524">
            <text:p>0.723809523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8">
            <text:p>-8</text:p>
          </table:table-cell>
          <table:table-cell office:value-type="string">
            <text:p>FIFO</text:p>
          </table:table-cell>
          <table:table-cell office:value-type="float" office:value="0.727272727272727">
            <text:p>0.727272727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8">
            <text:p>-8</text:p>
          </table:table-cell>
          <table:table-cell office:value-type="string">
            <text:p>LRU</text:p>
          </table:table-cell>
          <table:table-cell office:value-type="float" office:value="0.727272727272727">
            <text:p>0.727272727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8">
            <text:p>-8</text:p>
          </table:table-cell>
          <table:table-cell office:value-type="string">
            <text:p>MRU</text:p>
          </table:table-cell>
          <table:table-cell office:value-type="float" office:value="0.727272727272727">
            <text:p>0.727272727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7">
            <text:p>-7</text:p>
          </table:table-cell>
          <table:table-cell office:value-type="string">
            <text:p>FIFO</text:p>
          </table:table-cell>
          <table:table-cell office:value-type="float" office:value="0.730434782608696">
            <text:p>0.730434782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7">
            <text:p>-7</text:p>
          </table:table-cell>
          <table:table-cell office:value-type="string">
            <text:p>LRU</text:p>
          </table:table-cell>
          <table:table-cell office:value-type="float" office:value="0.730434782608696">
            <text:p>0.730434782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7">
            <text:p>-7</text:p>
          </table:table-cell>
          <table:table-cell office:value-type="string">
            <text:p>MRU</text:p>
          </table:table-cell>
          <table:table-cell office:value-type="float" office:value="0.730434782608696">
            <text:p>0.730434782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6">
            <text:p>-6</text:p>
          </table:table-cell>
          <table:table-cell office:value-type="string">
            <text:p>FIFO</text:p>
          </table:table-cell>
          <table:table-cell office:value-type="float" office:value="0.733333333333333">
            <text:p>0.733333333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6">
            <text:p>-6</text:p>
          </table:table-cell>
          <table:table-cell office:value-type="string">
            <text:p>LRU</text:p>
          </table:table-cell>
          <table:table-cell office:value-type="float" office:value="0.733333333333333">
            <text:p>0.733333333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6">
            <text:p>-6</text:p>
          </table:table-cell>
          <table:table-cell office:value-type="string">
            <text:p>MRU</text:p>
          </table:table-cell>
          <table:table-cell office:value-type="float" office:value="0.733333333333333">
            <text:p>0.733333333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5">
            <text:p>-5</text:p>
          </table:table-cell>
          <table:table-cell office:value-type="string">
            <text:p>FIFO</text:p>
          </table:table-cell>
          <table:table-cell office:value-type="float" office:value="0.552">
            <text:p>0.55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5">
            <text:p>-5</text:p>
          </table:table-cell>
          <table:table-cell office:value-type="string">
            <text:p>LRU</text:p>
          </table:table-cell>
          <table:table-cell office:value-type="float" office:value="0.736">
            <text:p>0.73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5">
            <text:p>-5</text:p>
          </table:table-cell>
          <table:table-cell office:value-type="string">
            <text:p>MRU</text:p>
          </table:table-cell>
          <table:table-cell office:value-type="float" office:value="0.736">
            <text:p>0.73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4">
            <text:p>-4</text:p>
          </table:table-cell>
          <table:table-cell office:value-type="string">
            <text:p>FIFO</text:p>
          </table:table-cell>
          <table:table-cell office:value-type="float" office:value="0.553846153846154">
            <text:p>0.553846153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4">
            <text:p>-4</text:p>
          </table:table-cell>
          <table:table-cell office:value-type="string">
            <text:p>LRU</text:p>
          </table:table-cell>
          <table:table-cell office:value-type="float" office:value="0.738461538461539">
            <text:p>0.738461538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4">
            <text:p>-4</text:p>
          </table:table-cell>
          <table:table-cell office:value-type="string">
            <text:p>MRU</text:p>
          </table:table-cell>
          <table:table-cell office:value-type="float" office:value="0.738461538461539">
            <text:p>0.738461538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3">
            <text:p>-3</text:p>
          </table:table-cell>
          <table:table-cell office:value-type="string">
            <text:p>FIFO</text:p>
          </table:table-cell>
          <table:table-cell office:value-type="float" office:value="0.555555555555556">
            <text:p>0.555555555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3">
            <text:p>-3</text:p>
          </table:table-cell>
          <table:table-cell office:value-type="string">
            <text:p>LRU</text:p>
          </table:table-cell>
          <table:table-cell office:value-type="float" office:value="0.740740740740741">
            <text:p>0.740740740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3">
            <text:p>-3</text:p>
          </table:table-cell>
          <table:table-cell office:value-type="string">
            <text:p>MRU</text:p>
          </table:table-cell>
          <table:table-cell office:value-type="float" office:value="0.740740740740741">
            <text:p>0.740740740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2">
            <text:p>-2</text:p>
          </table:table-cell>
          <table:table-cell office:value-type="string">
            <text:p>FIFO</text:p>
          </table:table-cell>
          <table:table-cell office:value-type="float" office:value="0.557142857142857">
            <text:p>0.557142857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2">
            <text:p>-2</text:p>
          </table:table-cell>
          <table:table-cell office:value-type="string">
            <text:p>LRU</text:p>
          </table:table-cell>
          <table:table-cell office:value-type="float" office:value="0.742857142857143">
            <text:p>0.742857142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2">
            <text:p>-2</text:p>
          </table:table-cell>
          <table:table-cell office:value-type="string">
            <text:p>MRU</text:p>
          </table:table-cell>
          <table:table-cell office:value-type="float" office:value="0.742857142857143">
            <text:p>0.742857142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string">
            <text:p>FIFO</text:p>
          </table:table-cell>
          <table:table-cell office:value-type="float" office:value="0.372413793103448">
            <text:p>0.372413793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string">
            <text:p>MRU</text:p>
          </table:table-cell>
          <table:table-cell office:value-type="float" office:value="0.744827586206897">
            <text:p>0.744827586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FIFO</text:p>
          </table:table-cell>
          <table:table-cell office:value-type="float" office:value="0.373333333333333">
            <text:p>0.373333333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MRU</text:p>
          </table:table-cell>
          <table:table-cell office:value-type="float" office:value="0.746666666666667">
            <text:p>0.746666666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MRU</text:p>
          </table:table-cell>
          <table:table-cell office:value-type="float" office:value="0.72258064516129">
            <text:p>0.722580645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MRU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MRU</text:p>
          </table:table-cell>
          <table:table-cell office:value-type="float" office:value="0.678787878787879">
            <text:p>0.678787878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MRU</text:p>
          </table:table-cell>
          <table:table-cell office:value-type="float" office:value="0.658823529411765">
            <text:p>0.6588235294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string">
            <text:p>MRU</text:p>
          </table:table-cell>
          <table:table-cell office:value-type="float" office:value="0.64">
            <text:p>0.6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MRU</text:p>
          </table:table-cell>
          <table:table-cell office:value-type="float" office:value="0.622222222222222">
            <text:p>0.622222222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MRU</text:p>
          </table:table-cell>
          <table:table-cell office:value-type="float" office:value="0.605405405405405">
            <text:p>0.605405405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MRU</text:p>
          </table:table-cell>
          <table:table-cell office:value-type="float" office:value="0.589473684210526">
            <text:p>0.589473684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MRU</text:p>
          </table:table-cell>
          <table:table-cell office:value-type="float" office:value="0.574358974358974">
            <text:p>0.574358974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MRU</text:p>
          </table:table-cell>
          <table:table-cell office:value-type="float" office:value="0.56">
            <text:p>0.5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string">
            <text:p>FIFO</text:p>
          </table:table-cell>
          <table:table-cell office:value-type="float" office:value="0.72">
            <text:p>0.7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string">
            <text:p>LRU</text:p>
          </table:table-cell>
          <table:table-cell office:value-type="float" office:value="0.81">
            <text:p>0.8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string">
            <text:p>MRU</text:p>
          </table:table-cell>
          <table:table-cell office:value-type="float" office:value="0.81">
            <text:p>0.8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9">
            <text:p>-9</text:p>
          </table:table-cell>
          <table:table-cell office:value-type="string">
            <text:p>FIFO</text:p>
          </table:table-cell>
          <table:table-cell office:value-type="float" office:value="0.723809523809524">
            <text:p>0.723809523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9">
            <text:p>-9</text:p>
          </table:table-cell>
          <table:table-cell office:value-type="string">
            <text:p>LRU</text:p>
          </table:table-cell>
          <table:table-cell office:value-type="float" office:value="0.814285714285714">
            <text:p>0.814285714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9">
            <text:p>-9</text:p>
          </table:table-cell>
          <table:table-cell office:value-type="string">
            <text:p>MRU</text:p>
          </table:table-cell>
          <table:table-cell office:value-type="float" office:value="0.814285714285714">
            <text:p>0.814285714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8">
            <text:p>-8</text:p>
          </table:table-cell>
          <table:table-cell office:value-type="string">
            <text:p>FIFO</text:p>
          </table:table-cell>
          <table:table-cell office:value-type="float" office:value="0.727272727272727">
            <text:p>0.727272727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8">
            <text:p>-8</text:p>
          </table:table-cell>
          <table:table-cell office:value-type="string">
            <text:p>LRU</text:p>
          </table:table-cell>
          <table:table-cell office:value-type="float" office:value="0.818181818181818">
            <text:p>0.818181818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8">
            <text:p>-8</text:p>
          </table:table-cell>
          <table:table-cell office:value-type="string">
            <text:p>MRU</text:p>
          </table:table-cell>
          <table:table-cell office:value-type="float" office:value="0.818181818181818">
            <text:p>0.818181818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7">
            <text:p>-7</text:p>
          </table:table-cell>
          <table:table-cell office:value-type="string">
            <text:p>FIFO</text:p>
          </table:table-cell>
          <table:table-cell office:value-type="float" office:value="0.730434782608696">
            <text:p>0.730434782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7">
            <text:p>-7</text:p>
          </table:table-cell>
          <table:table-cell office:value-type="string">
            <text:p>LRU</text:p>
          </table:table-cell>
          <table:table-cell office:value-type="float" office:value="0.821739130434782">
            <text:p>0.821739130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7">
            <text:p>-7</text:p>
          </table:table-cell>
          <table:table-cell office:value-type="string">
            <text:p>MRU</text:p>
          </table:table-cell>
          <table:table-cell office:value-type="float" office:value="0.821739130434782">
            <text:p>0.821739130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6">
            <text:p>-6</text:p>
          </table:table-cell>
          <table:table-cell office:value-type="string">
            <text:p>FIFO</text:p>
          </table:table-cell>
          <table:table-cell office:value-type="float" office:value="0.733333333333333">
            <text:p>0.733333333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6">
            <text:p>-6</text:p>
          </table:table-cell>
          <table:table-cell office:value-type="string">
            <text:p>LRU</text:p>
          </table:table-cell>
          <table:table-cell office:value-type="float" office:value="0.825">
            <text:p>0.82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6">
            <text:p>-6</text:p>
          </table:table-cell>
          <table:table-cell office:value-type="string">
            <text:p>MRU</text:p>
          </table:table-cell>
          <table:table-cell office:value-type="float" office:value="0.825">
            <text:p>0.82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5">
            <text:p>-5</text:p>
          </table:table-cell>
          <table:table-cell office:value-type="string">
            <text:p>FIFO</text:p>
          </table:table-cell>
          <table:table-cell office:value-type="float" office:value="0.644">
            <text:p>0.64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5">
            <text:p>-5</text:p>
          </table:table-cell>
          <table:table-cell office:value-type="string">
            <text:p>LRU</text:p>
          </table:table-cell>
          <table:table-cell office:value-type="float" office:value="0.828">
            <text:p>0.82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5">
            <text:p>-5</text:p>
          </table:table-cell>
          <table:table-cell office:value-type="string">
            <text:p>MRU</text:p>
          </table:table-cell>
          <table:table-cell office:value-type="float" office:value="0.828">
            <text:p>0.82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4">
            <text:p>-4</text:p>
          </table:table-cell>
          <table:table-cell office:value-type="string">
            <text:p>FIFO</text:p>
          </table:table-cell>
          <table:table-cell office:value-type="float" office:value="0.646153846153846">
            <text:p>0.646153846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4">
            <text:p>-4</text:p>
          </table:table-cell>
          <table:table-cell office:value-type="string">
            <text:p>LRU</text:p>
          </table:table-cell>
          <table:table-cell office:value-type="float" office:value="0.830769230769231">
            <text:p>0.830769230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4">
            <text:p>-4</text:p>
          </table:table-cell>
          <table:table-cell office:value-type="string">
            <text:p>MRU</text:p>
          </table:table-cell>
          <table:table-cell office:value-type="float" office:value="0.830769230769231">
            <text:p>0.830769230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3">
            <text:p>-3</text:p>
          </table:table-cell>
          <table:table-cell office:value-type="string">
            <text:p>FIFO</text:p>
          </table:table-cell>
          <table:table-cell office:value-type="float" office:value="0.555555555555556">
            <text:p>0.555555555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3">
            <text:p>-3</text:p>
          </table:table-cell>
          <table:table-cell office:value-type="string">
            <text:p>LRU</text:p>
          </table:table-cell>
          <table:table-cell office:value-type="float" office:value="0.833333333333333">
            <text:p>0.833333333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3">
            <text:p>-3</text:p>
          </table:table-cell>
          <table:table-cell office:value-type="string">
            <text:p>MRU</text:p>
          </table:table-cell>
          <table:table-cell office:value-type="float" office:value="0.833333333333333">
            <text:p>0.833333333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2">
            <text:p>-2</text:p>
          </table:table-cell>
          <table:table-cell office:value-type="string">
            <text:p>FIFO</text:p>
          </table:table-cell>
          <table:table-cell office:value-type="float" office:value="0.557142857142857">
            <text:p>0.557142857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2">
            <text:p>-2</text:p>
          </table:table-cell>
          <table:table-cell office:value-type="string">
            <text:p>LRU</text:p>
          </table:table-cell>
          <table:table-cell office:value-type="float" office:value="0.835714285714286">
            <text:p>0.835714285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2">
            <text:p>-2</text:p>
          </table:table-cell>
          <table:table-cell office:value-type="string">
            <text:p>MRU</text:p>
          </table:table-cell>
          <table:table-cell office:value-type="float" office:value="0.835714285714286">
            <text:p>0.835714285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string">
            <text:p>FIFO</text:p>
          </table:table-cell>
          <table:table-cell office:value-type="float" office:value="0.46551724137931">
            <text:p>0.465517241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string">
            <text:p>MRU</text:p>
          </table:table-cell>
          <table:table-cell office:value-type="float" office:value="0.837931034482759">
            <text:p>0.837931034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FIFO</text:p>
          </table:table-cell>
          <table:table-cell office:value-type="float" office:value="0.466666666666667">
            <text:p>0.466666666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MRU</text:p>
          </table:table-cell>
          <table:table-cell office:value-type="float" office:value="0.84">
            <text:p>0.8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MRU</text:p>
          </table:table-cell>
          <table:table-cell office:value-type="float" office:value="0.812903225806452">
            <text:p>0.812903225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MRU</text:p>
          </table:table-cell>
          <table:table-cell office:value-type="float" office:value="0.7875">
            <text:p>0.787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MRU</text:p>
          </table:table-cell>
          <table:table-cell office:value-type="float" office:value="0.763636363636364">
            <text:p>0.763636363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MRU</text:p>
          </table:table-cell>
          <table:table-cell office:value-type="float" office:value="0.741176470588235">
            <text:p>0.741176470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MRU</text:p>
          </table:table-cell>
          <table:table-cell office:value-type="float" office:value="0.72">
            <text:p>0.7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MRU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MRU</text:p>
          </table:table-cell>
          <table:table-cell office:value-type="float" office:value="0.681081081081081">
            <text:p>0.681081081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MRU</text:p>
          </table:table-cell>
          <table:table-cell office:value-type="float" office:value="0.663157894736842">
            <text:p>0.663157894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MRU</text:p>
          </table:table-cell>
          <table:table-cell office:value-type="float" office:value="0.646153846153846">
            <text:p>0.6461538462</text:p>
          </table:table-cell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string">
            <text:p>MRU</text:p>
          </table:table-cell>
          <table:table-cell office:value-type="float" office:value="0.63">
            <text:p>0.63</text:p>
          </table:table-cell>
        </table:table-row>
      </table:table>
      <table:table table:name="Sheet4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FIFO10.csv</text:p>
          </table:table-cell>
          <table:table-cell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0.72">
            <text:p>0.72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0.723809523809524">
            <text:p>0.7238095238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0.727272727272727">
            <text:p>0.7272727273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0.730434782608696">
            <text:p>0.7304347826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0.733333333333333">
            <text:p>0.7333333333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0.644">
            <text:p>0.644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0.646153846153846">
            <text:p>0.6461538462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0.555555555555556">
            <text:p>0.5555555556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0.557142857142857">
            <text:p>0.5571428571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.46551724137931">
            <text:p>0.465517241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6666666666667">
            <text:p>0.466666666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IFO1.csv</text:p>
          </table:table-cell>
          <table:table-cell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IFO2.csv</text:p>
          </table:table-cell>
          <table:table-cell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0.45">
            <text:p>0.45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0.452380952380952">
            <text:p>0.4523809524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0.454545454545455">
            <text:p>0.4545454545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0.456521739130435">
            <text:p>0.4565217391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0.458333333333333">
            <text:p>0.4583333333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0.46">
            <text:p>0.46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0.461538461538462">
            <text:p>0.4615384615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0.462962962962963">
            <text:p>0.462962963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0.464285714285714">
            <text:p>0.4642857143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.46551724137931">
            <text:p>0.465517241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6666666666667">
            <text:p>0.466666666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IFO5.csv</text:p>
          </table:table-cell>
          <table:table-cell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0.72">
            <text:p>0.72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0.723809523809524">
            <text:p>0.7238095238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0.727272727272727">
            <text:p>0.7272727273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0.730434782608696">
            <text:p>0.7304347826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0.733333333333333">
            <text:p>0.7333333333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0.552">
            <text:p>0.552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0.553846153846154">
            <text:p>0.5538461538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0.555555555555556">
            <text:p>0.5555555556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0.557142857142857">
            <text:p>0.5571428571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.372413793103448">
            <text:p>0.372413793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73333333333333">
            <text:p>0.373333333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RU10.csv</text:p>
          </table:table-cell>
          <table:table-cell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0.81">
            <text:p>0.81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0.814285714285714">
            <text:p>0.8142857143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0.818181818181818">
            <text:p>0.8181818182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0.821739130434782">
            <text:p>0.8217391304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0.825">
            <text:p>0.825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0.828">
            <text:p>0.828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0.830769230769231">
            <text:p>0.8307692308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0.833333333333333">
            <text:p>0.8333333333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0.835714285714286">
            <text:p>0.8357142857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RU1.csv</text:p>
          </table:table-cell>
          <table:table-cell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RU2.csv</text:p>
          </table:table-cell>
          <table:table-cell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0.45">
            <text:p>0.45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0.452380952380952">
            <text:p>0.4523809524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0.454545454545455">
            <text:p>0.4545454545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0.456521739130435">
            <text:p>0.4565217391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0.458333333333333">
            <text:p>0.4583333333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0.46">
            <text:p>0.46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0.461538461538462">
            <text:p>0.4615384615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0.462962962962963">
            <text:p>0.462962963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0.464285714285714">
            <text:p>0.4642857143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RU5.csv</text:p>
          </table:table-cell>
          <table:table-cell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0.72">
            <text:p>0.72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0.723809523809524">
            <text:p>0.7238095238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0.727272727272727">
            <text:p>0.7272727273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0.730434782608696">
            <text:p>0.7304347826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0.733333333333333">
            <text:p>0.7333333333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0.736">
            <text:p>0.736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0.738461538461539">
            <text:p>0.7384615385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0.740740740740741">
            <text:p>0.7407407407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0.742857142857143">
            <text:p>0.7428571429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RU10.csv</text:p>
          </table:table-cell>
          <table:table-cell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0.81">
            <text:p>0.81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0.814285714285714">
            <text:p>0.8142857143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0.818181818181818">
            <text:p>0.8181818182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0.821739130434782">
            <text:p>0.8217391304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0.825">
            <text:p>0.825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0.828">
            <text:p>0.828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0.830769230769231">
            <text:p>0.8307692308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0.833333333333333">
            <text:p>0.8333333333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0.835714285714286">
            <text:p>0.8357142857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.837931034482759">
            <text:p>0.837931034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4">
            <text:p>0.8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812903225806452">
            <text:p>0.81290322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875">
            <text:p>0.787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763636363636364">
            <text:p>0.763636363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741176470588235">
            <text:p>0.741176470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72">
            <text:p>0.7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681081081081081">
            <text:p>0.681081081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663157894736842">
            <text:p>0.663157894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646153846153846">
            <text:p>0.646153846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63">
            <text:p>0.63</text:p>
          </table:table-cell>
        </table:table-row>
        <table:table-row table:style-name="ro1">
          <table:table-cell office:value-type="string">
            <text:p>MRU1.csv</text:p>
          </table:table-cell>
          <table:table-cell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RU2.csv</text:p>
          </table:table-cell>
          <table:table-cell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0.45">
            <text:p>0.45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0.452380952380952">
            <text:p>0.4523809524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0.454545454545455">
            <text:p>0.4545454545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0.456521739130435">
            <text:p>0.4565217391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0.458333333333333">
            <text:p>0.4583333333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0.46">
            <text:p>0.46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0.461538461538462">
            <text:p>0.4615384615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0.462962962962963">
            <text:p>0.462962963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0.464285714285714">
            <text:p>0.4642857143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.46551724137931">
            <text:p>0.465517241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6666666666667">
            <text:p>0.466666666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451612903225806">
            <text:p>0.45161290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4375">
            <text:p>0.437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424242424242424">
            <text:p>0.424242424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411764705882353">
            <text:p>0.411764705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388888888888889">
            <text:p>0.388888888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378378378378378">
            <text:p>0.378378378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368421052631579">
            <text:p>0.368421052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358974358974359">
            <text:p>0.35897435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35">
            <text:p>0.35</text:p>
          </table:table-cell>
        </table:table-row>
        <table:table-row table:style-name="ro1">
          <table:table-cell office:value-type="string">
            <text:p>MRU5.csv</text:p>
          </table:table-cell>
          <table:table-cell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0.72">
            <text:p>0.72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0.723809523809524">
            <text:p>0.7238095238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0.727272727272727">
            <text:p>0.7272727273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0.730434782608696">
            <text:p>0.7304347826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0.733333333333333">
            <text:p>0.7333333333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0.736">
            <text:p>0.736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0.738461538461539">
            <text:p>0.7384615385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0.740740740740741">
            <text:p>0.7407407407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0.742857142857143">
            <text:p>0.7428571429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.744827586206897">
            <text:p>0.744827586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46666666666667">
            <text:p>0.746666666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72258064516129">
            <text:p>0.72258064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678787878787879">
            <text:p>0.678787878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658823529411765">
            <text:p>0.658823529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64">
            <text:p>0.6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622222222222222">
            <text:p>0.622222222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605405405405405">
            <text:p>0.605405405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589473684210526">
            <text:p>0.589473684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574358974358974">
            <text:p>0.574358974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56">
            <text:p>0.56</text:p>
          </table:table-cell>
        </table:table-row>
      </table:table>
      <table:table table:name="Iteration2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Difference</text:p>
          </table:table-cell>
          <table:table-cell office:value-type="string">
            <text:p>FIFO</text:p>
          </table:table-cell>
          <table:table-cell office:value-type="string">
            <text:p>LRU</text:p>
          </table:table-cell>
          <table:table-cell office:value-type="string">
            <text:p>MRU</text:p>
          </table:table-cell>
          <table:table-cell>
            <draw:frame table:end-cell-address="Iteration2.L21" table:end-x="0.1154in" table:end-y="0.0402in" draw:z-index="0" draw:style-name="gr1" svg:width="6.2988in" svg:height="3.5429in" svg:x="0.0398in" svg:y="0.0394in">
              <draw:object draw:notify-on-update-of-ranges="Iteration2.A1:Iteration2.A1 Iteration2.A2:Iteration2.A22 Iteration2.B1:Iteration2.B1 Iteration2.B2:Iteration2.B22 Iteration2.C1:Iteration2.C1 Iteration2.C2:Iteration2.C22 Iteration2.D1:Iteration2.D1 Iteration2.D2:Iteration2.D2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-10">
            <text:p>-10</text:p>
          </table:table-cell>
          <table:table-cell table:number-columns-repeated="3" office:value-type="float" office:value="0.45">
            <text:p>0.45</text:p>
          </table:table-cell>
          <table:table-cell/>
        </table:table-row>
        <table:table-row table:style-name="ro1">
          <table:table-cell office:value-type="float" office:value="-9">
            <text:p>-9</text:p>
          </table:table-cell>
          <table:table-cell table:number-columns-repeated="3" office:value-type="float" office:value="0.452380952380952">
            <text:p>0.4523809524</text:p>
          </table:table-cell>
          <table:table-cell/>
        </table:table-row>
        <table:table-row table:style-name="ro1">
          <table:table-cell office:value-type="float" office:value="-8">
            <text:p>-8</text:p>
          </table:table-cell>
          <table:table-cell table:number-columns-repeated="3" office:value-type="float" office:value="0.454545454545455">
            <text:p>0.4545454545</text:p>
          </table:table-cell>
          <table:table-cell/>
        </table:table-row>
        <table:table-row table:style-name="ro1">
          <table:table-cell office:value-type="float" office:value="-7">
            <text:p>-7</text:p>
          </table:table-cell>
          <table:table-cell table:number-columns-repeated="3" office:value-type="float" office:value="0.456521739130435">
            <text:p>0.4565217391</text:p>
          </table:table-cell>
          <table:table-cell/>
        </table:table-row>
        <table:table-row table:style-name="ro1">
          <table:table-cell office:value-type="float" office:value="-6">
            <text:p>-6</text:p>
          </table:table-cell>
          <table:table-cell table:number-columns-repeated="3" office:value-type="float" office:value="0.458333333333333">
            <text:p>0.4583333333</text:p>
          </table:table-cell>
          <table:table-cell/>
        </table:table-row>
        <table:table-row table:style-name="ro1">
          <table:table-cell office:value-type="float" office:value="-5">
            <text:p>-5</text:p>
          </table:table-cell>
          <table:table-cell table:number-columns-repeated="3" office:value-type="float" office:value="0.46">
            <text:p>0.46</text:p>
          </table:table-cell>
          <table:table-cell/>
        </table:table-row>
        <table:table-row table:style-name="ro1">
          <table:table-cell office:value-type="float" office:value="-4">
            <text:p>-4</text:p>
          </table:table-cell>
          <table:table-cell table:number-columns-repeated="3" office:value-type="float" office:value="0.461538461538462">
            <text:p>0.4615384615</text:p>
          </table:table-cell>
          <table:table-cell/>
        </table:table-row>
        <table:table-row table:style-name="ro1">
          <table:table-cell office:value-type="float" office:value="-3">
            <text:p>-3</text:p>
          </table:table-cell>
          <table:table-cell table:number-columns-repeated="3" office:value-type="float" office:value="0.462962962962963">
            <text:p>0.462962963</text:p>
          </table:table-cell>
          <table:table-cell/>
        </table:table-row>
        <table:table-row table:style-name="ro1">
          <table:table-cell office:value-type="float" office:value="-2">
            <text:p>-2</text:p>
          </table:table-cell>
          <table:table-cell table:number-columns-repeated="3" office:value-type="float" office:value="0.464285714285714">
            <text:p>0.4642857143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.46551724137931">
            <text:p>0.4655172414</text:p>
          </table:table-cell>
          <table:table-cell office:value-type="float" office:value="0">
            <text:p>0</text:p>
          </table:table-cell>
          <table:table-cell office:value-type="float" office:value="0.46551724137931">
            <text:p>0.465517241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6666666666667">
            <text:p>0.4666666667</text:p>
          </table:table-cell>
          <table:table-cell office:value-type="float" office:value="0">
            <text:p>0</text:p>
          </table:table-cell>
          <table:table-cell office:value-type="float" office:value="0.466666666666667">
            <text:p>0.466666666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451612903225806">
            <text:p>0.451612903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0.4375">
            <text:p>0.437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0.424242424242424">
            <text:p>0.4242424242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0.411764705882353">
            <text:p>0.411764705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0.388888888888889">
            <text:p>0.388888888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0.378378378378378">
            <text:p>0.3783783784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0.368421052631579">
            <text:p>0.3684210526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0.358974358974359">
            <text:p>0.35897435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0.35">
            <text:p>0.35</text:p>
          </table:table-cell>
          <table:table-cell/>
        </table:table-row>
      </table:table>
      <table:table table:name="Iteration5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Difference</text:p>
          </table:table-cell>
          <table:table-cell office:value-type="string">
            <text:p>FIFO</text:p>
          </table:table-cell>
          <table:table-cell office:value-type="string">
            <text:p>LRU</text:p>
          </table:table-cell>
          <table:table-cell office:value-type="string">
            <text:p>MRU</text:p>
          </table:table-cell>
          <table:table-cell table:number-columns-repeated="2"/>
        </table:table-row>
        <table:table-row table:style-name="ro1">
          <table:table-cell office:value-type="float" office:value="-10">
            <text:p>-10</text:p>
          </table:table-cell>
          <table:table-cell table:number-columns-repeated="3" office:value-type="float" office:value="0.72">
            <text:p>0.72</text:p>
          </table:table-cell>
          <table:table-cell table:number-columns-repeated="2"/>
        </table:table-row>
        <table:table-row table:style-name="ro1">
          <table:table-cell office:value-type="float" office:value="-9">
            <text:p>-9</text:p>
          </table:table-cell>
          <table:table-cell table:number-columns-repeated="3" office:value-type="float" office:value="0.723809523809524">
            <text:p>0.7238095238</text:p>
          </table:table-cell>
          <table:table-cell/>
          <table:table-cell>
            <draw:frame table:end-cell-address="Iteration5.M23" table:end-x="0.137in" table:end-y="0.0299in" draw:z-index="0" draw:style-name="gr1" svg:width="6.2988in" svg:height="3.5429in" svg:x="0.0614in" svg:y="0.0295in">
              <draw:object draw:notify-on-update-of-ranges="Iteration5.A1:Iteration5.A1 Iteration5.A2:Iteration5.A22 Iteration5.B1:Iteration5.B1 Iteration5.B2:Iteration5.B22 Iteration5.C1:Iteration5.C1 Iteration5.C2:Iteration5.C22 Iteration5.D1:Iteration5.D1 Iteration5.D2:Iteration5.D22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office:value-type="float" office:value="-8">
            <text:p>-8</text:p>
          </table:table-cell>
          <table:table-cell table:number-columns-repeated="3" office:value-type="float" office:value="0.727272727272727">
            <text:p>0.7272727273</text:p>
          </table:table-cell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 table:number-columns-repeated="3" office:value-type="float" office:value="0.730434782608696">
            <text:p>0.7304347826</text:p>
          </table:table-cell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 table:number-columns-repeated="3" office:value-type="float" office:value="0.733333333333333">
            <text:p>0.7333333333</text:p>
          </table:table-cell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0.552">
            <text:p>0.552</text:p>
          </table:table-cell>
          <table:table-cell table:number-columns-repeated="2" office:value-type="float" office:value="0.736">
            <text:p>0.736</text:p>
          </table:table-cell>
          <table:table-cell table:number-columns-repeated="2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0.553846153846154">
            <text:p>0.5538461538</text:p>
          </table:table-cell>
          <table:table-cell table:number-columns-repeated="2" office:value-type="float" office:value="0.738461538461539">
            <text:p>0.7384615385</text:p>
          </table:table-cell>
          <table:table-cell table:number-columns-repeated="2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0.555555555555556">
            <text:p>0.5555555556</text:p>
          </table:table-cell>
          <table:table-cell table:number-columns-repeated="2" office:value-type="float" office:value="0.740740740740741">
            <text:p>0.7407407407</text:p>
          </table:table-cell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0.557142857142857">
            <text:p>0.5571428571</text:p>
          </table:table-cell>
          <table:table-cell table:number-columns-repeated="2" office:value-type="float" office:value="0.742857142857143">
            <text:p>0.7428571429</text:p>
          </table:table-cell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.372413793103448">
            <text:p>0.3724137931</text:p>
          </table:table-cell>
          <table:table-cell office:value-type="float" office:value="0">
            <text:p>0</text:p>
          </table:table-cell>
          <table:table-cell office:value-type="float" office:value="0.744827586206897">
            <text:p>0.7448275862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73333333333333">
            <text:p>0.3733333333</text:p>
          </table:table-cell>
          <table:table-cell office:value-type="float" office:value="0">
            <text:p>0</text:p>
          </table:table-cell>
          <table:table-cell office:value-type="float" office:value="0.746666666666667">
            <text:p>0.7466666667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72258064516129">
            <text:p>0.7225806452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0.678787878787879">
            <text:p>0.6787878788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0.658823529411765">
            <text:p>0.6588235294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0.64">
            <text:p>0.64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0.622222222222222">
            <text:p>0.6222222222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0.605405405405405">
            <text:p>0.6054054054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0.589473684210526">
            <text:p>0.5894736842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0.574358974358974">
            <text:p>0.5743589744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0.56">
            <text:p>0.56</text:p>
          </table:table-cell>
          <table:table-cell table:number-columns-repeated="2"/>
        </table:table-row>
      </table:table>
      <table:table table:name="Iteration10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Difference</text:p>
          </table:table-cell>
          <table:table-cell office:value-type="string">
            <text:p>FIFO</text:p>
          </table:table-cell>
          <table:table-cell office:value-type="string">
            <text:p>LRU</text:p>
          </table:table-cell>
          <table:table-cell office:value-type="string">
            <text:p>MRU</text:p>
          </table:table-cell>
          <table:table-cell table:number-columns-repeated="2"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0.72">
            <text:p>0.72</text:p>
          </table:table-cell>
          <table:table-cell table:number-columns-repeated="2" office:value-type="float" office:value="0.81">
            <text:p>0.81</text:p>
          </table:table-cell>
          <table:table-cell/>
          <table:table-cell>
            <draw:frame table:end-cell-address="Iteration10.M22" table:end-x="0.1803in" table:end-y="0.0504in" draw:z-index="0" draw:style-name="gr1" svg:width="6.2988in" svg:height="3.5429in" svg:x="0.1047in" svg:y="0.05in">
              <draw:object draw:notify-on-update-of-ranges="Iteration10.A1:Iteration10.A1 Iteration10.A2:Iteration10.A22 Iteration10.B1:Iteration10.B1 Iteration10.B2:Iteration10.B22 Iteration10.C1:Iteration10.C1 Iteration10.C2:Iteration10.C22 Iteration10.D1:Iteration10.D1 Iteration10.D2:Iteration10.D22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0.723809523809524">
            <text:p>0.7238095238</text:p>
          </table:table-cell>
          <table:table-cell table:number-columns-repeated="2" office:value-type="float" office:value="0.814285714285714">
            <text:p>0.8142857143</text:p>
          </table:table-cell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0.727272727272727">
            <text:p>0.7272727273</text:p>
          </table:table-cell>
          <table:table-cell table:number-columns-repeated="2" office:value-type="float" office:value="0.818181818181818">
            <text:p>0.8181818182</text:p>
          </table:table-cell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0.730434782608696">
            <text:p>0.7304347826</text:p>
          </table:table-cell>
          <table:table-cell table:number-columns-repeated="2" office:value-type="float" office:value="0.821739130434782">
            <text:p>0.8217391304</text:p>
          </table:table-cell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0.733333333333333">
            <text:p>0.7333333333</text:p>
          </table:table-cell>
          <table:table-cell table:number-columns-repeated="2" office:value-type="float" office:value="0.825">
            <text:p>0.825</text:p>
          </table:table-cell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0.644">
            <text:p>0.644</text:p>
          </table:table-cell>
          <table:table-cell table:number-columns-repeated="2" office:value-type="float" office:value="0.828">
            <text:p>0.828</text:p>
          </table:table-cell>
          <table:table-cell table:number-columns-repeated="2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0.646153846153846">
            <text:p>0.6461538462</text:p>
          </table:table-cell>
          <table:table-cell table:number-columns-repeated="2" office:value-type="float" office:value="0.830769230769231">
            <text:p>0.8307692308</text:p>
          </table:table-cell>
          <table:table-cell table:number-columns-repeated="2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0.555555555555556">
            <text:p>0.5555555556</text:p>
          </table:table-cell>
          <table:table-cell table:number-columns-repeated="2" office:value-type="float" office:value="0.833333333333333">
            <text:p>0.8333333333</text:p>
          </table:table-cell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0.557142857142857">
            <text:p>0.5571428571</text:p>
          </table:table-cell>
          <table:table-cell table:number-columns-repeated="2" office:value-type="float" office:value="0.835714285714286">
            <text:p>0.8357142857</text:p>
          </table:table-cell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.46551724137931">
            <text:p>0.4655172414</text:p>
          </table:table-cell>
          <table:table-cell office:value-type="float" office:value="0">
            <text:p>0</text:p>
          </table:table-cell>
          <table:table-cell office:value-type="float" office:value="0.837931034482759">
            <text:p>0.8379310345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6666666666667">
            <text:p>0.4666666667</text:p>
          </table:table-cell>
          <table:table-cell office:value-type="float" office:value="0">
            <text:p>0</text:p>
          </table:table-cell>
          <table:table-cell office:value-type="float" office:value="0.84">
            <text:p>0.84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812903225806452">
            <text:p>0.8129032258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0.7875">
            <text:p>0.787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0.763636363636364">
            <text:p>0.7636363636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0.741176470588235">
            <text:p>0.7411764706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0.72">
            <text:p>0.72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0.681081081081081">
            <text:p>0.6810810811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0.663157894736842">
            <text:p>0.6631578947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0.646153846153846">
            <text:p>0.6461538462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0.63">
            <text:p>0.63</text:p>
          </table:table-cell>
          <table:table-cell table:number-columns-repeated="2"/>
        </table:table-row>
      </table:table>
      <table:database-ranges>
        <table:database-range table:target-range-address="Sheet2.A63:Sheet2.E8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6">11/16/2011</text:date>, <text:time>00:44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iano </meta:initial-creator>
    <meta:creation-date>2011-11-15T19:43:37</meta:creation-date>
    <dc:date>2011-11-16T00:44:49</dc:date>
    <dc:creator>mariano </dc:creator>
    <meta:editing-duration>PT1H50M42S</meta:editing-duration>
    <meta:editing-cycles>11</meta:editing-cycles>
    <meta:generator>LibreOffice/3.3$Unix LibreOffice_project/330m19$Build-401</meta:generator>
    <meta:document-statistic meta:table-count="7" meta:cell-count="2197" meta:object-count="4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0000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0066c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397cm" svg:y="3.755cm" chart:style-name="ch2"/>
        <chart:plot-area chart:style-name="ch3" table:cell-range-address="Sheet2.A64:Sheet2.E83 Sheet2.C63:Sheet2.E63" chart:data-source-has-labels="both" svg:x="0.77cm" svg:y="0.855cm" svg:width="12.987cm" svg:height="7.545cm">
          <chartooo:coordinate-region svg:x="1.682cm" svg:y="1.055cm" svg:width="12.075cm" svg:height="6.3cm"/>
          <chart:axis chart:dimension="x" chart:name="primary-x" chart:style-name="ch4">
            <chart:categories table:cell-range-address="Sheet2.A64:Sheet2.B8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C64:Sheet2.C83" chart:label-cell-address="Sheet2.C63:Sheet2.C63" chart:class="chart:bar">
            <chart:data-point chart:repeated="20"/>
          </chart:series>
          <chart:series chart:style-name="ch8" chart:values-cell-range-address="Sheet2.D64:Sheet2.D83" chart:label-cell-address="Sheet2.D63:Sheet2.D63" chart:class="chart:bar">
            <chart:data-point chart:repeated="20"/>
          </chart:series>
          <chart:series chart:style-name="ch9" chart:values-cell-range-address="Sheet2.E64:Sheet2.E83" chart:label-cell-address="Sheet2.E63:Sheet2.E63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FO</text:p>
                <draw:g>
                  <svg:desc>Sheet2.C63:Sheet2.C63</svg:desc>
                </draw:g>
              </table:table-cell>
              <table:table-cell office:value-type="string">
                <text:p>LRU</text:p>
                <draw:g>
                  <svg:desc>Sheet2.D63:Sheet2.D63</svg:desc>
                </draw:g>
              </table:table-cell>
              <table:table-cell office:value-type="string">
                <text:p>MRU</text:p>
                <draw:g>
                  <svg:desc>Sheet2.E63:Sheet2.E6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 4</text:p>
                <text:list>
                  <text:list-item>
                    <text:p>20</text:p>
                  </text:list-item>
                  <text:list-item>
                    <text:p>4</text:p>
                  </text:list-item>
                </text:list>
                <draw:g>
                  <svg:desc>Sheet2.A64:Sheet2.B83</svg:desc>
                </draw:g>
              </table:table-cell>
              <table:table-cell office:value-type="float" office:value="0.0869565217391">
                <text:p>0.0869565217391</text:p>
                <draw:g>
                  <svg:desc>Sheet2.C64:Sheet2.C83</svg:desc>
                </draw:g>
              </table:table-cell>
              <table:table-cell office:value-type="float" office:value="0.0869565217391">
                <text:p>0.0869565217391</text:p>
                <draw:g>
                  <svg:desc>Sheet2.D64:Sheet2.D83</svg:desc>
                </draw:g>
              </table:table-cell>
              <table:table-cell office:value-type="float" office:value="0.0434782608696">
                <text:p>0.0434782608696</text:p>
                <draw:g>
                  <svg:desc>Sheet2.E64:Sheet2.E83</svg:desc>
                </draw:g>
              </table:table-cell>
            </table:table-row>
            <table:table-row>
              <table:table-cell office:value-type="string">
                <text:p>20 20</text:p>
                <text:list>
                  <text:list-item>
                    <text:p>20</text:p>
                  </text:list-item>
                  <text:list-item>
                    <text:p>20</text:p>
                  </text:list-item>
                </text:list>
              </table:table-cell>
              <table:table-cell office:value-type="float" office:value="0.173913043478">
                <text:p>0.173913043478</text:p>
              </table:table-cell>
              <table:table-cell office:value-type="float" office:value="0.173913043478">
                <text:p>0.173913043478</text:p>
              </table:table-cell>
              <table:table-cell office:value-type="float" office:value="0.173913043478">
                <text:p>0.173913043478</text:p>
              </table:table-cell>
            </table:table-row>
            <table:table-row>
              <table:table-cell office:value-type="string">
                <text:p>20 80</text:p>
                <text:list>
                  <text:list-item>
                    <text:p>20</text:p>
                  </text:list-item>
                  <text:list-item>
                    <text:p>80</text:p>
                  </text:list-item>
                </text:list>
              </table:table-cell>
              <table:table-cell office:value-type="float" office:value="0.217391304348">
                <text:p>0.217391304348</text:p>
              </table:table-cell>
              <table:table-cell office:value-type="float" office:value="0.217391304348">
                <text:p>0.217391304348</text:p>
              </table:table-cell>
              <table:table-cell office:value-type="float" office:value="0.217391304348">
                <text:p>0.217391304348</text:p>
              </table:table-cell>
            </table:table-row>
            <table:table-row>
              <table:table-cell office:value-type="string">
                <text:p>20 120</text:p>
                <text:list>
                  <text:list-item>
                    <text:p>20</text:p>
                  </text:list-item>
                  <text:list-item>
                    <text:p>120</text:p>
                  </text:list-item>
                </text:list>
              </table:table-cell>
              <table:table-cell office:value-type="float" office:value="0.130434782609">
                <text:p>0.130434782609</text:p>
              </table:table-cell>
              <table:table-cell office:value-type="float" office:value="0.130434782609">
                <text:p>0.130434782609</text:p>
              </table:table-cell>
              <table:table-cell office:value-type="float" office:value="0.130434782609">
                <text:p>0.130434782609</text:p>
              </table:table-cell>
            </table:table-row>
            <table:table-row>
              <table:table-cell office:value-type="string">
                <text:p>50 4</text:p>
                <text:list>
                  <text:list-item>
                    <text:p>50</text:p>
                  </text:list-item>
                  <text:list-item>
                    <text:p>4</text:p>
                  </text:list-item>
                </text:list>
              </table:table-cell>
              <table:table-cell office:value-type="float" office:value="0.0188679245283">
                <text:p>0.0188679245283</text:p>
              </table:table-cell>
              <table:table-cell office:value-type="float" office:value="0.0188679245283">
                <text:p>0.0188679245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 20</text:p>
                <text:list>
                  <text:list-item>
                    <text:p>50</text:p>
                  </text:list-item>
                  <text:list-item>
                    <text:p>20</text:p>
                  </text:list-item>
                </text:list>
              </table:table-cell>
              <table:table-cell office:value-type="float" office:value="0.0943396226415">
                <text:p>0.0943396226415</text:p>
              </table:table-cell>
              <table:table-cell office:value-type="float" office:value="0.0943396226415">
                <text:p>0.0943396226415</text:p>
              </table:table-cell>
              <table:table-cell office:value-type="float" office:value="0.0754716981132">
                <text:p>0.0754716981132</text:p>
              </table:table-cell>
            </table:table-row>
            <table:table-row>
              <table:table-cell office:value-type="string">
                <text:p>50 80</text:p>
                <text:list>
                  <text:list-item>
                    <text:p>50</text:p>
                  </text:list-item>
                  <text:list-item>
                    <text:p>80</text:p>
                  </text:list-item>
                </text:list>
              </table:table-cell>
              <table:table-cell office:value-type="float" office:value="0.150943396226">
                <text:p>0.150943396226</text:p>
              </table:table-cell>
              <table:table-cell office:value-type="float" office:value="0.150943396226">
                <text:p>0.150943396226</text:p>
              </table:table-cell>
              <table:table-cell office:value-type="float" office:value="0.150943396226">
                <text:p>0.150943396226</text:p>
              </table:table-cell>
            </table:table-row>
            <table:table-row>
              <table:table-cell office:value-type="string">
                <text:p>50 120</text:p>
                <text:list>
                  <text:list-item>
                    <text:p>50</text:p>
                  </text:list-item>
                  <text:list-item>
                    <text:p>120</text:p>
                  </text:list-item>
                </text:list>
              </table:table-cell>
              <table:table-cell office:value-type="float" office:value="0.188679245283">
                <text:p>0.188679245283</text:p>
              </table:table-cell>
              <table:table-cell office:value-type="float" office:value="0.188679245283">
                <text:p>0.188679245283</text:p>
              </table:table-cell>
              <table:table-cell office:value-type="float" office:value="0.188679245283">
                <text:p>0.188679245283</text:p>
              </table:table-cell>
            </table:table-row>
            <table:table-row>
              <table:table-cell office:value-type="string">
                <text:p>80 4</text:p>
                <text:list>
                  <text:list-item>
                    <text:p>80</text:p>
                  </text:list-item>
                  <text:list-item>
                    <text:p>4</text:p>
                  </text:list-item>
                </text:list>
              </table:table-cell>
              <table:table-cell office:value-type="float" office:value="0.0361445783133">
                <text:p>0.0361445783133</text:p>
              </table:table-cell>
              <table:table-cell office:value-type="float" office:value="0.0361445783133">
                <text:p>0.0361445783133</text:p>
              </table:table-cell>
              <table:table-cell office:value-type="float" office:value="0.0120481927711">
                <text:p>0.0120481927711</text:p>
              </table:table-cell>
            </table:table-row>
            <table:table-row>
              <table:table-cell office:value-type="string">
                <text:p>80 20</text:p>
                <text:list>
                  <text:list-item>
                    <text:p>80</text:p>
                  </text:list-item>
                  <text:list-item>
                    <text:p>20</text:p>
                  </text:list-item>
                </text:list>
              </table:table-cell>
              <table:table-cell office:value-type="float" office:value="0.10843373494">
                <text:p>0.10843373494</text:p>
              </table:table-cell>
              <table:table-cell office:value-type="float" office:value="0.120481927711">
                <text:p>0.120481927711</text:p>
              </table:table-cell>
              <table:table-cell office:value-type="float" office:value="0.10843373494">
                <text:p>0.10843373494</text:p>
              </table:table-cell>
            </table:table-row>
            <table:table-row>
              <table:table-cell office:value-type="string">
                <text:p>80 80</text:p>
                <text:list>
                  <text:list-item>
                    <text:p>80</text:p>
                  </text:list-item>
                  <text:list-item>
                    <text:p>80</text:p>
                  </text:list-item>
                </text:list>
              </table:table-cell>
              <table:table-cell office:value-type="float" office:value="0.228915662651">
                <text:p>0.228915662651</text:p>
              </table:table-cell>
              <table:table-cell office:value-type="float" office:value="0.228915662651">
                <text:p>0.228915662651</text:p>
              </table:table-cell>
              <table:table-cell office:value-type="float" office:value="0.228915662651">
                <text:p>0.228915662651</text:p>
              </table:table-cell>
            </table:table-row>
            <table:table-row>
              <table:table-cell office:value-type="string">
                <text:p>80 120</text:p>
                <text:list>
                  <text:list-item>
                    <text:p>80</text:p>
                  </text:list-item>
                  <text:list-item>
                    <text:p>120</text:p>
                  </text:list-item>
                </text:list>
              </table:table-cell>
              <table:table-cell office:value-type="float" office:value="0.240963855422">
                <text:p>0.240963855422</text:p>
              </table:table-cell>
              <table:table-cell office:value-type="float" office:value="0.240963855422">
                <text:p>0.240963855422</text:p>
              </table:table-cell>
              <table:table-cell office:value-type="float" office:value="0.240963855422">
                <text:p>0.240963855422</text:p>
              </table:table-cell>
            </table:table-row>
            <table:table-row>
              <table:table-cell office:value-type="string">
                <text:p>100 4</text:p>
                <text:list>
                  <text:list-item>
                    <text:p>100</text:p>
                  </text:list-item>
                  <text:list-item>
                    <text:p>4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 20</text:p>
                <text:list>
                  <text:list-item>
                    <text:p>100</text:p>
                  </text:list-item>
                  <text:list-item>
                    <text:p>20</text:p>
                  </text:list-item>
                </text:list>
              </table:table-cell>
              <table:table-cell office:value-type="float" office:value="0.106796116505">
                <text:p>0.106796116505</text:p>
              </table:table-cell>
              <table:table-cell office:value-type="float" office:value="0.106796116505">
                <text:p>0.106796116505</text:p>
              </table:table-cell>
              <table:table-cell office:value-type="float" office:value="0.0873786407767">
                <text:p>0.0873786407767</text:p>
              </table:table-cell>
            </table:table-row>
            <table:table-row>
              <table:table-cell office:value-type="string">
                <text:p>100 80</text:p>
                <text:list>
                  <text:list-item>
                    <text:p>100</text:p>
                  </text:list-item>
                  <text:list-item>
                    <text:p>80</text:p>
                  </text:list-item>
                </text:list>
              </table:table-cell>
              <table:table-cell office:value-type="float" office:value="0.145631067961">
                <text:p>0.145631067961</text:p>
              </table:table-cell>
              <table:table-cell office:value-type="float" office:value="0.145631067961">
                <text:p>0.145631067961</text:p>
              </table:table-cell>
              <table:table-cell office:value-type="float" office:value="0.145631067961">
                <text:p>0.145631067961</text:p>
              </table:table-cell>
            </table:table-row>
            <table:table-row>
              <table:table-cell office:value-type="string">
                <text:p>100 120</text:p>
                <text:list>
                  <text:list-item>
                    <text:p>100</text:p>
                  </text:list-item>
                  <text:list-item>
                    <text:p>120</text:p>
                  </text:list-item>
                </text:list>
              </table:table-cell>
              <table:table-cell office:value-type="float" office:value="0.242718446602">
                <text:p>0.242718446602</text:p>
              </table:table-cell>
              <table:table-cell office:value-type="float" office:value="0.242718446602">
                <text:p>0.242718446602</text:p>
              </table:table-cell>
              <table:table-cell office:value-type="float" office:value="0.242718446602">
                <text:p>0.242718446602</text:p>
              </table:table-cell>
            </table:table-row>
            <table:table-row>
              <table:table-cell office:value-type="string">
                <text:p>120 4</text:p>
                <text:list>
                  <text:list-item>
                    <text:p>120</text:p>
                  </text:list-item>
                  <text:list-item>
                    <text:p>4</text:p>
                  </text:list-item>
                </text:list>
              </table:table-cell>
              <table:table-cell office:value-type="float" office:value="0.0243902439024">
                <text:p>0.0243902439024</text:p>
              </table:table-cell>
              <table:table-cell office:value-type="float" office:value="0.0243902439024">
                <text:p>0.0243902439024</text:p>
              </table:table-cell>
              <table:table-cell office:value-type="float" office:value="0.0162601626016">
                <text:p>0.0162601626016</text:p>
              </table:table-cell>
            </table:table-row>
            <table:table-row>
              <table:table-cell office:value-type="string">
                <text:p>120 20</text:p>
                <text:list>
                  <text:list-item>
                    <text:p>120</text:p>
                  </text:list-item>
                  <text:list-item>
                    <text:p>20</text:p>
                  </text:list-item>
                </text:list>
              </table:table-cell>
              <table:table-cell office:value-type="float" office:value="0.113821138211">
                <text:p>0.113821138211</text:p>
              </table:table-cell>
              <table:table-cell office:value-type="float" office:value="0.113821138211">
                <text:p>0.113821138211</text:p>
              </table:table-cell>
              <table:table-cell office:value-type="float" office:value="0.0243902439024">
                <text:p>0.0243902439024</text:p>
              </table:table-cell>
            </table:table-row>
            <table:table-row>
              <table:table-cell office:value-type="string">
                <text:p>120 80</text:p>
                <text:list>
                  <text:list-item>
                    <text:p>120</text:p>
                  </text:list-item>
                  <text:list-item>
                    <text:p>80</text:p>
                  </text:list-item>
                </text:list>
              </table:table-cell>
              <table:table-cell office:value-type="float" office:value="0.19512195122">
                <text:p>0.19512195122</text:p>
              </table:table-cell>
              <table:table-cell office:value-type="float" office:value="0.19512195122">
                <text:p>0.19512195122</text:p>
              </table:table-cell>
              <table:table-cell office:value-type="float" office:value="0.19512195122">
                <text:p>0.19512195122</text:p>
              </table:table-cell>
            </table:table-row>
            <table:table-row>
              <table:table-cell office:value-type="string">
                <text:p>120 120</text:p>
                <text:list>
                  <text:list-item>
                    <text:p>120</text:p>
                  </text:list-item>
                  <text:list-item>
                    <text:p>120</text:p>
                  </text:list-item>
                </text:list>
              </table:table-cell>
              <table:table-cell office:value-type="float" office:value="0.235772357724">
                <text:p>0.235772357724</text:p>
              </table:table-cell>
              <table:table-cell office:value-type="float" office:value="0.235772357724">
                <text:p>0.235772357724</text:p>
              </table:table-cell>
              <table:table-cell office:value-type="float" office:value="0.235772357724">
                <text:p>0.2357723577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397cm" svg:y="3.755cm" chart:style-name="ch2"/>
        <chart:plot-area chart:style-name="ch3" table:cell-range-address="Iteration2.A1:Iteration2.D22" chart:data-source-has-labels="both" svg:x="0.77cm" svg:y="0.855cm" svg:width="12.987cm" svg:height="7.545cm">
          <chartooo:coordinate-region svg:x="1.682cm" svg:y="1.054cm" svg:width="11.888cm" svg:height="6.699cm"/>
          <chart:axis chart:dimension="x" chart:name="primary-x" chart:style-name="ch4">
            <chart:categories table:cell-range-address="Iteration2.A2:Iteration2.A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teration2.B2:Iteration2.B22" chart:label-cell-address="Iteration2.B1:Iteration2.B1" chart:class="chart:line">
            <chart:data-point chart:repeated="21"/>
          </chart:series>
          <chart:series chart:style-name="ch7" chart:values-cell-range-address="Iteration2.C2:Iteration2.C22" chart:label-cell-address="Iteration2.C1:Iteration2.C1" chart:class="chart:line">
            <chart:data-point chart:repeated="21"/>
          </chart:series>
          <chart:series chart:style-name="ch8" chart:values-cell-range-address="Iteration2.D2:Iteration2.D22" chart:label-cell-address="Iteration2.D1:Iteration2.D1" chart:class="chart:line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FO</text:p>
                <draw:g>
                  <svg:desc>Iteration2.B1:Iteration2.B1</svg:desc>
                </draw:g>
              </table:table-cell>
              <table:table-cell office:value-type="string">
                <text:p>LRU</text:p>
                <draw:g>
                  <svg:desc>Iteration2.C1:Iteration2.C1</svg:desc>
                </draw:g>
              </table:table-cell>
              <table:table-cell office:value-type="string">
                <text:p>MRU</text:p>
                <draw:g>
                  <svg:desc>Iteration2.D1:Iteration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-10</text:p>
                <draw:g>
                  <svg:desc>Iteration2.A2:Iteration2.A22</svg:desc>
                </draw:g>
              </table:table-cell>
              <table:table-cell office:value-type="float" office:value="0.45">
                <text:p>0.45</text:p>
                <draw:g>
                  <svg:desc>Iteration2.B2:Iteration2.B22</svg:desc>
                </draw:g>
              </table:table-cell>
              <table:table-cell office:value-type="float" office:value="0.45">
                <text:p>0.45</text:p>
                <draw:g>
                  <svg:desc>Iteration2.C2:Iteration2.C22</svg:desc>
                </draw:g>
              </table:table-cell>
              <table:table-cell office:value-type="float" office:value="0.45">
                <text:p>0.45</text:p>
                <draw:g>
                  <svg:desc>Iteration2.D2:Iteration2.D22</svg:desc>
                </draw:g>
              </table:table-cell>
            </table:table-row>
            <table:table-row>
              <table:table-cell office:value-type="string">
                <text:p>-9</text:p>
              </table:table-cell>
              <table:table-cell office:value-type="float" office:value="0.452380952380952">
                <text:p>0.452380952380952</text:p>
              </table:table-cell>
              <table:table-cell office:value-type="float" office:value="0.452380952380952">
                <text:p>0.452380952380952</text:p>
              </table:table-cell>
              <table:table-cell office:value-type="float" office:value="0.452380952380952">
                <text:p>0.452380952380952</text:p>
              </table:table-cell>
            </table:table-row>
            <table:table-row>
              <table:table-cell office:value-type="string">
                <text:p>-8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0.454545454545455">
                <text:p>0.454545454545455</text:p>
              </table:table-cell>
            </table:table-row>
            <table:table-row>
              <table:table-cell office:value-type="string">
                <text:p>-7</text:p>
              </table:table-cell>
              <table:table-cell office:value-type="float" office:value="0.456521739130435">
                <text:p>0.456521739130435</text:p>
              </table:table-cell>
              <table:table-cell office:value-type="float" office:value="0.456521739130435">
                <text:p>0.456521739130435</text:p>
              </table:table-cell>
              <table:table-cell office:value-type="float" office:value="0.456521739130435">
                <text:p>0.456521739130435</text:p>
              </table:table-cell>
            </table:table-row>
            <table:table-row>
              <table:table-cell office:value-type="string">
                <text:p>-6</text:p>
              </table:table-cell>
              <table:table-cell office:value-type="float" office:value="0.458333333333333">
                <text:p>0.458333333333333</text:p>
              </table:table-cell>
              <table:table-cell office:value-type="float" office:value="0.458333333333333">
                <text:p>0.45833333333333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string">
                <text:p>-5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-4</text:p>
              </table:table-cell>
              <table:table-cell office:value-type="float" office:value="0.461538461538462">
                <text:p>0.461538461538462</text:p>
              </table:table-cell>
              <table:table-cell office:value-type="float" office:value="0.461538461538462">
                <text:p>0.461538461538462</text:p>
              </table:table-cell>
              <table:table-cell office:value-type="float" office:value="0.461538461538462">
                <text:p>0.461538461538462</text:p>
              </table:table-cell>
            </table:table-row>
            <table:table-row>
              <table:table-cell office:value-type="string">
                <text:p>-3</text:p>
              </table:table-cell>
              <table:table-cell office:value-type="float" office:value="0.462962962962963">
                <text:p>0.462962962962963</text:p>
              </table:table-cell>
              <table:table-cell office:value-type="float" office:value="0.462962962962963">
                <text:p>0.462962962962963</text:p>
              </table:table-cell>
              <table:table-cell office:value-type="float" office:value="0.462962962962963">
                <text:p>0.462962962962963</text:p>
              </table:table-cell>
            </table:table-row>
            <table:table-row>
              <table:table-cell office:value-type="string">
                <text:p>-2</text:p>
              </table:table-cell>
              <table:table-cell office:value-type="float" office:value="0.464285714285714">
                <text:p>0.464285714285714</text:p>
              </table:table-cell>
              <table:table-cell office:value-type="float" office:value="0.464285714285714">
                <text:p>0.464285714285714</text:p>
              </table:table-cell>
              <table:table-cell office:value-type="float" office:value="0.464285714285714">
                <text:p>0.464285714285714</text:p>
              </table:table-cell>
            </table:table-row>
            <table:table-row>
              <table:table-cell office:value-type="string">
                <text:p>-1</text:p>
              </table:table-cell>
              <table:table-cell office:value-type="float" office:value="0.46551724137931">
                <text:p>0.46551724137931</text:p>
              </table:table-cell>
              <table:table-cell office:value-type="float" office:value="0">
                <text:p>0</text:p>
              </table:table-cell>
              <table:table-cell office:value-type="float" office:value="0.46551724137931">
                <text:p>0.46551724137931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">
                <text:p>0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51612903225806">
                <text:p>0.45161290322580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24242424242424">
                <text:p>0.4242424242424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88888888888889">
                <text:p>0.3888888888888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78378378378378">
                <text:p>0.3783783783783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68421052631579">
                <text:p>0.3684210526315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58974358974359">
                <text:p>0.3589743589743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5">
                <text:p>0.3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397cm" svg:y="3.755cm" chart:style-name="ch2"/>
        <chart:plot-area chart:style-name="ch3" table:cell-range-address="Iteration5.A1:Iteration5.D22" chart:data-source-has-labels="both" svg:x="0.77cm" svg:y="0.855cm" svg:width="12.987cm" svg:height="7.545cm">
          <chartooo:coordinate-region svg:x="1.497cm" svg:y="1.054cm" svg:width="12.073cm" svg:height="6.699cm"/>
          <chart:axis chart:dimension="x" chart:name="primary-x" chart:style-name="ch4">
            <chart:categories table:cell-range-address="Iteration5.A2:Iteration5.A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teration5.B2:Iteration5.B22" chart:label-cell-address="Iteration5.B1:Iteration5.B1" chart:class="chart:line">
            <chart:data-point chart:repeated="21"/>
          </chart:series>
          <chart:series chart:style-name="ch7" chart:values-cell-range-address="Iteration5.C2:Iteration5.C22" chart:label-cell-address="Iteration5.C1:Iteration5.C1" chart:class="chart:line">
            <chart:data-point chart:repeated="21"/>
          </chart:series>
          <chart:series chart:style-name="ch8" chart:values-cell-range-address="Iteration5.D2:Iteration5.D22" chart:label-cell-address="Iteration5.D1:Iteration5.D1" chart:class="chart:line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FO</text:p>
                <draw:g>
                  <svg:desc>Iteration5.B1:Iteration5.B1</svg:desc>
                </draw:g>
              </table:table-cell>
              <table:table-cell office:value-type="string">
                <text:p>LRU</text:p>
                <draw:g>
                  <svg:desc>Iteration5.C1:Iteration5.C1</svg:desc>
                </draw:g>
              </table:table-cell>
              <table:table-cell office:value-type="string">
                <text:p>MRU</text:p>
                <draw:g>
                  <svg:desc>Iteration5.D1:Iteration5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-10</text:p>
                <draw:g>
                  <svg:desc>Iteration5.A2:Iteration5.A22</svg:desc>
                </draw:g>
              </table:table-cell>
              <table:table-cell office:value-type="float" office:value="0.72">
                <text:p>0.72</text:p>
                <draw:g>
                  <svg:desc>Iteration5.B2:Iteration5.B22</svg:desc>
                </draw:g>
              </table:table-cell>
              <table:table-cell office:value-type="float" office:value="0.72">
                <text:p>0.72</text:p>
                <draw:g>
                  <svg:desc>Iteration5.C2:Iteration5.C22</svg:desc>
                </draw:g>
              </table:table-cell>
              <table:table-cell office:value-type="float" office:value="0.72">
                <text:p>0.72</text:p>
                <draw:g>
                  <svg:desc>Iteration5.D2:Iteration5.D22</svg:desc>
                </draw:g>
              </table:table-cell>
            </table:table-row>
            <table:table-row>
              <table:table-cell office:value-type="string">
                <text:p>-9</text:p>
              </table:table-cell>
              <table:table-cell office:value-type="float" office:value="0.723809523809524">
                <text:p>0.723809523809524</text:p>
              </table:table-cell>
              <table:table-cell office:value-type="float" office:value="0.723809523809524">
                <text:p>0.723809523809524</text:p>
              </table:table-cell>
              <table:table-cell office:value-type="float" office:value="0.723809523809524">
                <text:p>0.723809523809524</text:p>
              </table:table-cell>
            </table:table-row>
            <table:table-row>
              <table:table-cell office:value-type="string">
                <text:p>-8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0.727272727272727">
                <text:p>0.727272727272727</text:p>
              </table:table-cell>
            </table:table-row>
            <table:table-row>
              <table:table-cell office:value-type="string">
                <text:p>-7</text:p>
              </table:table-cell>
              <table:table-cell office:value-type="float" office:value="0.730434782608696">
                <text:p>0.730434782608696</text:p>
              </table:table-cell>
              <table:table-cell office:value-type="float" office:value="0.730434782608696">
                <text:p>0.730434782608696</text:p>
              </table:table-cell>
              <table:table-cell office:value-type="float" office:value="0.730434782608696">
                <text:p>0.730434782608696</text:p>
              </table:table-cell>
            </table:table-row>
            <table:table-row>
              <table:table-cell office:value-type="string">
                <text:p>-6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-5</text:p>
              </table:table-cell>
              <table:table-cell office:value-type="float" office:value="0.552">
                <text:p>0.552</text:p>
              </table:table-cell>
              <table:table-cell office:value-type="float" office:value="0.736">
                <text:p>0.736</text:p>
              </table:table-cell>
              <table:table-cell office:value-type="float" office:value="0.736">
                <text:p>0.736</text:p>
              </table:table-cell>
            </table:table-row>
            <table:table-row>
              <table:table-cell office:value-type="string">
                <text:p>-4</text:p>
              </table:table-cell>
              <table:table-cell office:value-type="float" office:value="0.553846153846154">
                <text:p>0.553846153846154</text:p>
              </table:table-cell>
              <table:table-cell office:value-type="float" office:value="0.738461538461539">
                <text:p>0.738461538461539</text:p>
              </table:table-cell>
              <table:table-cell office:value-type="float" office:value="0.738461538461539">
                <text:p>0.738461538461539</text:p>
              </table:table-cell>
            </table:table-row>
            <table:table-row>
              <table:table-cell office:value-type="string">
                <text:p>-3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740740740740741">
                <text:p>0.740740740740741</text:p>
              </table:table-cell>
              <table:table-cell office:value-type="float" office:value="0.740740740740741">
                <text:p>0.740740740740741</text:p>
              </table:table-cell>
            </table:table-row>
            <table:table-row>
              <table:table-cell office:value-type="string">
                <text:p>-2</text:p>
              </table:table-cell>
              <table:table-cell office:value-type="float" office:value="0.557142857142857">
                <text:p>0.557142857142857</text:p>
              </table:table-cell>
              <table:table-cell office:value-type="float" office:value="0.742857142857143">
                <text:p>0.742857142857143</text:p>
              </table:table-cell>
              <table:table-cell office:value-type="float" office:value="0.742857142857143">
                <text:p>0.742857142857143</text:p>
              </table:table-cell>
            </table:table-row>
            <table:table-row>
              <table:table-cell office:value-type="string">
                <text:p>-1</text:p>
              </table:table-cell>
              <table:table-cell office:value-type="float" office:value="0.372413793103448">
                <text:p>0.372413793103448</text:p>
              </table:table-cell>
              <table:table-cell office:value-type="float" office:value="0">
                <text:p>0</text:p>
              </table:table-cell>
              <table:table-cell office:value-type="float" office:value="0.744827586206897">
                <text:p>0.744827586206897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0.373333333333333">
                <text:p>0.373333333333333</text:p>
              </table:table-cell>
              <table:table-cell office:value-type="float" office:value="0">
                <text:p>0</text:p>
              </table:table-cell>
              <table:table-cell office:value-type="float" office:value="0.746666666666667">
                <text:p>0.746666666666667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2258064516129">
                <text:p>0.7225806451612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78787878787879">
                <text:p>0.6787878787878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58823529411765">
                <text:p>0.6588235294117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22222222222222">
                <text:p>0.6222222222222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05405405405405">
                <text:p>0.6054054054054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89473684210526">
                <text:p>0.5894736842105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74358974358974">
                <text:p>0.5743589743589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6">
                <text:p>0.5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397cm" svg:y="3.755cm" chart:style-name="ch2"/>
        <chart:plot-area chart:style-name="ch3" table:cell-range-address="Iteration10.A1:Iteration10.D22" chart:data-source-has-labels="both" svg:x="0.77cm" svg:y="0.855cm" svg:width="12.987cm" svg:height="7.545cm">
          <chartooo:coordinate-region svg:x="1.497cm" svg:y="1.054cm" svg:width="12.073cm" svg:height="6.699cm"/>
          <chart:axis chart:dimension="x" chart:name="primary-x" chart:style-name="ch4">
            <chart:categories table:cell-range-address="Iteration10.A2:Iteration10.A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teration10.B2:Iteration10.B22" chart:label-cell-address="Iteration10.B1:Iteration10.B1" chart:class="chart:line">
            <chart:data-point chart:repeated="21"/>
          </chart:series>
          <chart:series chart:style-name="ch7" chart:values-cell-range-address="Iteration10.C2:Iteration10.C22" chart:label-cell-address="Iteration10.C1:Iteration10.C1" chart:class="chart:line">
            <chart:data-point chart:repeated="21"/>
          </chart:series>
          <chart:series chart:style-name="ch8" chart:values-cell-range-address="Iteration10.D2:Iteration10.D22" chart:label-cell-address="Iteration10.D1:Iteration10.D1" chart:class="chart:line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FO</text:p>
                <draw:g>
                  <svg:desc>Iteration10.B1:Iteration10.B1</svg:desc>
                </draw:g>
              </table:table-cell>
              <table:table-cell office:value-type="string">
                <text:p>LRU</text:p>
                <draw:g>
                  <svg:desc>Iteration10.C1:Iteration10.C1</svg:desc>
                </draw:g>
              </table:table-cell>
              <table:table-cell office:value-type="string">
                <text:p>MRU</text:p>
                <draw:g>
                  <svg:desc>Iteration10.D1:Iteration10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-10</text:p>
                <draw:g>
                  <svg:desc>Iteration10.A2:Iteration10.A22</svg:desc>
                </draw:g>
              </table:table-cell>
              <table:table-cell office:value-type="float" office:value="0.72">
                <text:p>0.72</text:p>
                <draw:g>
                  <svg:desc>Iteration10.B2:Iteration10.B22</svg:desc>
                </draw:g>
              </table:table-cell>
              <table:table-cell office:value-type="float" office:value="0.81">
                <text:p>0.81</text:p>
                <draw:g>
                  <svg:desc>Iteration10.C2:Iteration10.C22</svg:desc>
                </draw:g>
              </table:table-cell>
              <table:table-cell office:value-type="float" office:value="0.81">
                <text:p>0.81</text:p>
                <draw:g>
                  <svg:desc>Iteration10.D2:Iteration10.D22</svg:desc>
                </draw:g>
              </table:table-cell>
            </table:table-row>
            <table:table-row>
              <table:table-cell office:value-type="string">
                <text:p>-9</text:p>
              </table:table-cell>
              <table:table-cell office:value-type="float" office:value="0.723809523809524">
                <text:p>0.723809523809524</text:p>
              </table:table-cell>
              <table:table-cell office:value-type="float" office:value="0.814285714285714">
                <text:p>0.814285714285714</text:p>
              </table:table-cell>
              <table:table-cell office:value-type="float" office:value="0.814285714285714">
                <text:p>0.814285714285714</text:p>
              </table:table-cell>
            </table:table-row>
            <table:table-row>
              <table:table-cell office:value-type="string">
                <text:p>-8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-7</text:p>
              </table:table-cell>
              <table:table-cell office:value-type="float" office:value="0.730434782608696">
                <text:p>0.730434782608696</text:p>
              </table:table-cell>
              <table:table-cell office:value-type="float" office:value="0.821739130434782">
                <text:p>0.821739130434782</text:p>
              </table:table-cell>
              <table:table-cell office:value-type="float" office:value="0.821739130434782">
                <text:p>0.821739130434782</text:p>
              </table:table-cell>
            </table:table-row>
            <table:table-row>
              <table:table-cell office:value-type="string">
                <text:p>-6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0.825">
                <text:p>0.825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string">
                <text:p>-5</text:p>
              </table:table-cell>
              <table:table-cell office:value-type="float" office:value="0.644">
                <text:p>0.644</text:p>
              </table:table-cell>
              <table:table-cell office:value-type="float" office:value="0.828">
                <text:p>0.828</text:p>
              </table:table-cell>
              <table:table-cell office:value-type="float" office:value="0.828">
                <text:p>0.828</text:p>
              </table:table-cell>
            </table:table-row>
            <table:table-row>
              <table:table-cell office:value-type="string">
                <text:p>-4</text:p>
              </table:table-cell>
              <table:table-cell office:value-type="float" office:value="0.646153846153846">
                <text:p>0.646153846153846</text:p>
              </table:table-cell>
              <table:table-cell office:value-type="float" office:value="0.830769230769231">
                <text:p>0.830769230769231</text:p>
              </table:table-cell>
              <table:table-cell office:value-type="float" office:value="0.830769230769231">
                <text:p>0.830769230769231</text:p>
              </table:table-cell>
            </table:table-row>
            <table:table-row>
              <table:table-cell office:value-type="string">
                <text:p>-3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-2</text:p>
              </table:table-cell>
              <table:table-cell office:value-type="float" office:value="0.557142857142857">
                <text:p>0.557142857142857</text:p>
              </table:table-cell>
              <table:table-cell office:value-type="float" office:value="0.835714285714286">
                <text:p>0.835714285714286</text:p>
              </table:table-cell>
              <table:table-cell office:value-type="float" office:value="0.835714285714286">
                <text:p>0.835714285714286</text:p>
              </table:table-cell>
            </table:table-row>
            <table:table-row>
              <table:table-cell office:value-type="string">
                <text:p>-1</text:p>
              </table:table-cell>
              <table:table-cell office:value-type="float" office:value="0.46551724137931">
                <text:p>0.46551724137931</text:p>
              </table:table-cell>
              <table:table-cell office:value-type="float" office:value="0">
                <text:p>0</text:p>
              </table:table-cell>
              <table:table-cell office:value-type="float" office:value="0.837931034482759">
                <text:p>0.837931034482759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">
                <text:p>0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12903225806452">
                <text:p>0.81290322580645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875">
                <text:p>0.7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63636363636364">
                <text:p>0.7636363636363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41176470588235">
                <text:p>0.7411764705882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81081081081081">
                <text:p>0.6810810810810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63157894736842">
                <text:p>0.6631578947368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46153846153846">
                <text:p>0.6461538461538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3">
                <text:p>0.6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